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port.log mem" table:style-name="ta1">
        <table:table-column table:style-name="co1" table:number-columns-repeated="3" table:default-cell-style-name="Default"/>
        <table:table-row table:style-name="ro1">
          <table:table-cell office:value-type="float" office:value="1000000" calcext:value-type="float">
            <text:p>1000000</text:p>
          </table:table-cell>
          <table:table-cell table:formula="of:=[.A1]*64 / 10^6" office:value-type="float" office:value="64" calcext:value-type="float">
            <text:p>64</text:p>
          </table:table-cell>
          <table:table-cell office:value-type="string" calcext:value-type="string">
            <text:p>Первый столбец фактические значения.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formula="of:=[.A2]*64 / 10^6" office:value-type="float" office:value="128" calcext:value-type="float">
            <text:p>128</text:p>
          </table:table-cell>
          <table:table-cell office:value-type="string" calcext:value-type="string">
            <text:p>Второй столбец перевод в МиБ (мими байт)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table:formula="of:=[.A3]*64 / 10^6"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4000000" calcext:value-type="float">
            <text:p>4000000</text:p>
          </table:table-cell>
          <table:table-cell table:formula="of:=[.A4]*64 / 10^6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5000000" calcext:value-type="float">
            <text:p>5000000</text:p>
          </table:table-cell>
          <table:table-cell table:formula="of:=[.A5]*64 / 10^6"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float" office:value="6000000" calcext:value-type="float">
            <text:p>6000000</text:p>
          </table:table-cell>
          <table:table-cell table:formula="of:=[.A6]*64 / 10^6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float" office:value="7000000" calcext:value-type="float">
            <text:p>7000000</text:p>
          </table:table-cell>
          <table:table-cell table:formula="of:=[.A7]*64 / 10^6"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8000000" calcext:value-type="float">
            <text:p>8000000</text:p>
          </table:table-cell>
          <table:table-cell table:formula="of:=[.A8]*64 / 10^6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float" office:value="9000000" calcext:value-type="float">
            <text:p>9000000</text:p>
          </table:table-cell>
          <table:table-cell table:formula="of:=[.A9]*64 / 10^6" office:value-type="float" office:value="576" calcext:value-type="float">
            <text:p>576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formula="of:=[.A10]*64 / 10^6" office:value-type="float" office:value="640" calcext:value-type="float">
            <text:p>640</text:p>
          </table:table-cell>
          <table:table-cell/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table:formula="of:=[.A11]*64 / 10^6" office:value-type="float" office:value="704" calcext:value-type="float">
            <text:p>704</text:p>
          </table:table-cell>
          <table:table-cell/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table:formula="of:=[.A12]*64 / 10^6" office:value-type="float" office:value="768" calcext:value-type="float">
            <text:p>768</text:p>
          </table:table-cell>
          <table:table-cell/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table:formula="of:=[.A13]*64 / 10^6" office:value-type="float" office:value="832" calcext:value-type="float">
            <text:p>832</text:p>
          </table:table-cell>
          <table:table-cell/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table:formula="of:=[.A14]*64 / 10^6" office:value-type="float" office:value="896" calcext:value-type="float">
            <text:p>896</text:p>
          </table:table-cell>
          <table:table-cell/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table:formula="of:=[.A15]*64 / 10^6" office:value-type="float" office:value="960" calcext:value-type="float">
            <text:p>960</text:p>
          </table:table-cell>
          <table:table-cell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table:formula="of:=[.A16]*64 / 10^6" office:value-type="float" office:value="1024" calcext:value-type="float">
            <text:p>1024</text:p>
          </table:table-cell>
          <table:table-cell/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table:formula="of:=[.A17]*64 / 10^6" office:value-type="float" office:value="1088" calcext:value-type="float">
            <text:p>1088</text:p>
          </table:table-cell>
          <table:table-cell/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table:formula="of:=[.A18]*64 / 10^6" office:value-type="float" office:value="1152" calcext:value-type="float">
            <text:p>1152</text:p>
          </table:table-cell>
          <table:table-cell/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table:formula="of:=[.A19]*64 / 10^6" office:value-type="float" office:value="1216" calcext:value-type="float">
            <text:p>1216</text:p>
          </table:table-cell>
          <table:table-cell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table:formula="of:=[.A20]*64 / 10^6" office:value-type="float" office:value="1280" calcext:value-type="float">
            <text:p>1280</text:p>
          </table:table-cell>
          <table:table-cell/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table:formula="of:=[.A21]*64 / 10^6" office:value-type="float" office:value="1344" calcext:value-type="float">
            <text:p>1344</text:p>
          </table:table-cell>
          <table:table-cell/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table:formula="of:=[.A22]*64 / 10^6" office:value-type="float" office:value="1408" calcext:value-type="float">
            <text:p>1408</text:p>
          </table:table-cell>
          <table:table-cell/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table:formula="of:=[.A23]*64 / 10^6" office:value-type="float" office:value="1472" calcext:value-type="float">
            <text:p>1472</text:p>
          </table:table-cell>
          <table:table-cell/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table:formula="of:=[.A24]*64 / 10^6" office:value-type="float" office:value="1536" calcext:value-type="float">
            <text:p>1536</text:p>
          </table:table-cell>
          <table:table-cell/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table:formula="of:=[.A25]*64 / 10^6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table:formula="of:=[.A26]*64 / 10^6" office:value-type="float" office:value="1664" calcext:value-type="float">
            <text:p>1664</text:p>
          </table:table-cell>
          <table:table-cell/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table:formula="of:=[.A27]*64 / 10^6" office:value-type="float" office:value="1728" calcext:value-type="float">
            <text:p>1728</text:p>
          </table:table-cell>
          <table:table-cell/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table:formula="of:=[.A28]*64 / 10^6" office:value-type="float" office:value="1792" calcext:value-type="float">
            <text:p>1792</text:p>
          </table:table-cell>
          <table:table-cell/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table:formula="of:=[.A29]*64 / 10^6" office:value-type="float" office:value="1856" calcext:value-type="float">
            <text:p>1856</text:p>
          </table:table-cell>
          <table:table-cell/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table:formula="of:=[.A30]*64 / 10^6"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table:formula="of:=[.A31]*64 / 10^6" office:value-type="float" office:value="1984" calcext:value-type="float">
            <text:p>1984</text:p>
          </table:table-cell>
          <table:table-cell/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table:formula="of:=[.A32]*64 / 10^6"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table:formula="of:=[.A33]*64 / 10^6" office:value-type="float" office:value="2112" calcext:value-type="float">
            <text:p>2112</text:p>
          </table:table-cell>
          <table:table-cell/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table:formula="of:=[.A34]*64 / 10^6" office:value-type="float" office:value="2176" calcext:value-type="float">
            <text:p>2176</text:p>
          </table:table-cell>
          <table:table-cell/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table:formula="of:=[.A35]*64 / 10^6" office:value-type="float" office:value="2240" calcext:value-type="float">
            <text:p>2240</text:p>
          </table:table-cell>
          <table:table-cell/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table:formula="of:=[.A36]*64 / 10^6" office:value-type="float" office:value="2304" calcext:value-type="float">
            <text:p>2304</text:p>
          </table:table-cell>
          <table:table-cell/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table:formula="of:=[.A37]*64 / 10^6" office:value-type="float" office:value="2368" calcext:value-type="float">
            <text:p>2368</text:p>
          </table:table-cell>
          <table:table-cell/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table:formula="of:=[.A38]*64 / 10^6" office:value-type="float" office:value="2432" calcext:value-type="float">
            <text:p>2432</text:p>
          </table:table-cell>
          <table:table-cell/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table:formula="of:=[.A39]*64 / 10^6" office:value-type="float" office:value="2496" calcext:value-type="float">
            <text:p>2496</text:p>
          </table:table-cell>
          <table:table-cell/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table:formula="of:=[.A40]*64 / 10^6" office:value-type="float" office:value="2560" calcext:value-type="float">
            <text:p>2560</text:p>
          </table:table-cell>
          <table:table-cell/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table:formula="of:=[.A41]*64 / 10^6" office:value-type="float" office:value="2624" calcext:value-type="float">
            <text:p>2624</text:p>
          </table:table-cell>
          <table:table-cell/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table:formula="of:=[.A42]*64 / 10^6" office:value-type="float" office:value="2688" calcext:value-type="float">
            <text:p>2688</text:p>
          </table:table-cell>
          <table:table-cell/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table:formula="of:=[.A43]*64 / 10^6" office:value-type="float" office:value="2752" calcext:value-type="float">
            <text:p>2752</text:p>
          </table:table-cell>
          <table:table-cell/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table:formula="of:=[.A44]*64 / 10^6" office:value-type="float" office:value="2816" calcext:value-type="float">
            <text:p>2816</text:p>
          </table:table-cell>
          <table:table-cell/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table:formula="of:=[.A45]*64 / 10^6" office:value-type="float" office:value="2880" calcext:value-type="float">
            <text:p>2880</text:p>
          </table:table-cell>
          <table:table-cell/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table:formula="of:=[.A46]*64 / 10^6" office:value-type="float" office:value="2944" calcext:value-type="float">
            <text:p>2944</text:p>
          </table:table-cell>
          <table:table-cell/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table:formula="of:=[.A47]*64 / 10^6" office:value-type="float" office:value="3008" calcext:value-type="float">
            <text:p>3008</text:p>
          </table:table-cell>
          <table:table-cell/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table:formula="of:=[.A48]*64 / 10^6" office:value-type="float" office:value="3072" calcext:value-type="float">
            <text:p>3072</text:p>
          </table:table-cell>
          <table:table-cell/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table:formula="of:=[.A49]*64 / 10^6" office:value-type="float" office:value="3136" calcext:value-type="float">
            <text:p>3136</text:p>
          </table:table-cell>
          <table:table-cell/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table:formula="of:=[.A50]*64 / 10^6" office:value-type="float" office:value="3200" calcext:value-type="float">
            <text:p>3200</text:p>
          </table:table-cell>
          <table:table-cell/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table:formula="of:=[.A51]*64 / 10^6" office:value-type="float" office:value="3264" calcext:value-type="float">
            <text:p>3264</text:p>
          </table:table-cell>
          <table:table-cell/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table:formula="of:=[.A52]*64 / 10^6" office:value-type="float" office:value="3328" calcext:value-type="float">
            <text:p>3328</text:p>
          </table:table-cell>
          <table:table-cell/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table:formula="of:=[.A53]*64 / 10^6" office:value-type="float" office:value="3392" calcext:value-type="float">
            <text:p>3392</text:p>
          </table:table-cell>
          <table:table-cell/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table:formula="of:=[.A54]*64 / 10^6" office:value-type="float" office:value="3456" calcext:value-type="float">
            <text:p>3456</text:p>
          </table:table-cell>
          <table:table-cell/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table:formula="of:=[.A55]*64 / 10^6" office:value-type="float" office:value="3520" calcext:value-type="float">
            <text:p>3520</text:p>
          </table:table-cell>
          <table:table-cell/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table:formula="of:=[.A56]*64 / 10^6" office:value-type="float" office:value="3584" calcext:value-type="float">
            <text:p>3584</text:p>
          </table:table-cell>
          <table:table-cell/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table:formula="of:=[.A57]*64 / 10^6" office:value-type="float" office:value="3648" calcext:value-type="float">
            <text:p>3648</text:p>
          </table:table-cell>
          <table:table-cell/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table:formula="of:=[.A58]*64 / 10^6" office:value-type="float" office:value="3712" calcext:value-type="float">
            <text:p>3712</text:p>
          </table:table-cell>
          <table:table-cell/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table:formula="of:=[.A59]*64 / 10^6" office:value-type="float" office:value="3776" calcext:value-type="float">
            <text:p>3776</text:p>
          </table:table-cell>
          <table:table-cell/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table:formula="of:=[.A60]*64 / 10^6" office:value-type="float" office:value="3840" calcext:value-type="float">
            <text:p>3840</text:p>
          </table:table-cell>
          <table:table-cell/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table:formula="of:=[.A61]*64 / 10^6" office:value-type="float" office:value="3904" calcext:value-type="float">
            <text:p>3904</text:p>
          </table:table-cell>
          <table:table-cell/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table:formula="of:=[.A62]*64 / 10^6" office:value-type="float" office:value="3968" calcext:value-type="float">
            <text:p>3968</text:p>
          </table:table-cell>
          <table:table-cell/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table:formula="of:=[.A63]*64 / 10^6" office:value-type="float" office:value="4032" calcext:value-type="float">
            <text:p>4032</text:p>
          </table:table-cell>
          <table:table-cell/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table:formula="of:=[.A64]*64 / 10^6"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table:formula="of:=[.A65]*64 / 10^6" office:value-type="float" office:value="4160" calcext:value-type="float">
            <text:p>4160</text:p>
          </table:table-cell>
          <table:table-cell/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table:formula="of:=[.A66]*64 / 10^6" office:value-type="float" office:value="4224" calcext:value-type="float">
            <text:p>4224</text:p>
          </table:table-cell>
          <table:table-cell/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table:formula="of:=[.A67]*64 / 10^6" office:value-type="float" office:value="4288" calcext:value-type="float">
            <text:p>4288</text:p>
          </table:table-cell>
          <table:table-cell/>
        </table:table-row>
        <table:table-row table:style-name="ro1" table:number-rows-repeated="1048508">
          <table:table-cell table:number-columns-repeated="3"/>
        </table:table-row>
        <table:table-row table:style-name="ro1">
          <table:table-cell table:formula="of:=COUNT([.A1:.A1048575]) * 64" office:value-type="float" office:value="4288" calcext:value-type="float">
            <text:p>4288</text:p>
          </table:table-cell>
          <table:table-cell table:number-columns-repeated="2"/>
        </table:table-row>
      </table:table>
      <table:table table:name="report1.log mem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Первый столбец фактические значения.</text:p>
          </table:table-cell>
          <table:table-cell table:number-columns-repeated="2"/>
          <table:table-cell office:value-type="string" calcext:value-type="string">
            <text:p>Второй столбец перевод в МиБ (мими байт)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[.A2]*64 / 10^6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formula="of:=[.A3]*64 / 10^6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000000" calcext:value-type="float">
            <text:p>3000000</text:p>
          </table:table-cell>
          <table:table-cell table:formula="of:=[.A4]*64 / 10^6"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table:formula="of:=[.A5]*64 / 10^6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table:formula="of:=[.A6]*64 / 10^6"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6000000" calcext:value-type="float">
            <text:p>6000000</text:p>
          </table:table-cell>
          <table:table-cell table:formula="of:=[.A7]*64 / 10^6"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7000000" calcext:value-type="float">
            <text:p>7000000</text:p>
          </table:table-cell>
          <table:table-cell table:formula="of:=[.A8]*64 / 10^6"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8000000" calcext:value-type="float">
            <text:p>8000000</text:p>
          </table:table-cell>
          <table:table-cell table:formula="of:=[.A9]*64 / 10^6"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9000000" calcext:value-type="float">
            <text:p>9000000</text:p>
          </table:table-cell>
          <table:table-cell table:formula="of:=[.A10]*64 / 10^6" office:value-type="float" office:value="576" calcext:value-type="float">
            <text:p>576</text:p>
          </table:table-cell>
          <table:table-cell table:number-columns-repeated="2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formula="of:=[.A11]*64 / 10^6" office:value-type="float" office:value="640" calcext:value-type="float">
            <text:p>640</text:p>
          </table:table-cell>
          <table:table-cell table:number-columns-repeated="2"/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table:formula="of:=[.A12]*64 / 10^6" office:value-type="float" office:value="704" calcext:value-type="float">
            <text:p>704</text:p>
          </table:table-cell>
          <table:table-cell table:number-columns-repeated="2"/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table:formula="of:=[.A13]*64 / 10^6" office:value-type="float" office:value="768" calcext:value-type="float">
            <text:p>768</text:p>
          </table:table-cell>
          <table:table-cell table:number-columns-repeated="2"/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table:formula="of:=[.A14]*64 / 10^6" office:value-type="float" office:value="832" calcext:value-type="float">
            <text:p>832</text:p>
          </table:table-cell>
          <table:table-cell table:number-columns-repeated="2"/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table:formula="of:=[.A15]*64 / 10^6" office:value-type="float" office:value="896" calcext:value-type="float">
            <text:p>896</text:p>
          </table:table-cell>
          <table:table-cell table:number-columns-repeated="2"/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table:formula="of:=[.A16]*64 / 10^6" office:value-type="float" office:value="960" calcext:value-type="float">
            <text:p>960</text:p>
          </table:table-cell>
          <table:table-cell table:number-columns-repeated="2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table:formula="of:=[.A17]*64 / 10^6" office:value-type="float" office:value="1024" calcext:value-type="float">
            <text:p>1024</text:p>
          </table:table-cell>
          <table:table-cell table:number-columns-repeated="2"/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table:formula="of:=[.A18]*64 / 10^6" office:value-type="float" office:value="1088" calcext:value-type="float">
            <text:p>1088</text:p>
          </table:table-cell>
          <table:table-cell table:number-columns-repeated="2"/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table:formula="of:=[.A19]*64 / 10^6" office:value-type="float" office:value="1152" calcext:value-type="float">
            <text:p>1152</text:p>
          </table:table-cell>
          <table:table-cell table:number-columns-repeated="2"/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table:formula="of:=[.A20]*64 / 10^6" office:value-type="float" office:value="1216" calcext:value-type="float">
            <text:p>1216</text:p>
          </table:table-cell>
          <table:table-cell table:number-columns-repeated="2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table:formula="of:=[.A21]*64 / 10^6" office:value-type="float" office:value="1280" calcext:value-type="float">
            <text:p>1280</text:p>
          </table:table-cell>
          <table:table-cell table:number-columns-repeated="2"/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table:formula="of:=[.A22]*64 / 10^6" office:value-type="float" office:value="1344" calcext:value-type="float">
            <text:p>1344</text:p>
          </table:table-cell>
          <table:table-cell table:number-columns-repeated="2"/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table:formula="of:=[.A23]*64 / 10^6" office:value-type="float" office:value="1408" calcext:value-type="float">
            <text:p>1408</text:p>
          </table:table-cell>
          <table:table-cell table:number-columns-repeated="2"/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table:formula="of:=[.A24]*64 / 10^6" office:value-type="float" office:value="1472" calcext:value-type="float">
            <text:p>1472</text:p>
          </table:table-cell>
          <table:table-cell table:number-columns-repeated="2"/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table:formula="of:=[.A25]*64 / 10^6" office:value-type="float" office:value="1536" calcext:value-type="float">
            <text:p>1536</text:p>
          </table:table-cell>
          <table:table-cell table:number-columns-repeated="2"/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table:formula="of:=[.A26]*64 / 10^6" office:value-type="float" office:value="1600" calcext:value-type="float">
            <text:p>1600</text:p>
          </table:table-cell>
          <table:table-cell table:number-columns-repeated="2"/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table:formula="of:=[.A27]*64 / 10^6" office:value-type="float" office:value="1664" calcext:value-type="float">
            <text:p>1664</text:p>
          </table:table-cell>
          <table:table-cell table:number-columns-repeated="2"/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table:formula="of:=[.A28]*64 / 10^6" office:value-type="float" office:value="1728" calcext:value-type="float">
            <text:p>1728</text:p>
          </table:table-cell>
          <table:table-cell table:number-columns-repeated="2"/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table:formula="of:=[.A29]*64 / 10^6" office:value-type="float" office:value="1792" calcext:value-type="float">
            <text:p>1792</text:p>
          </table:table-cell>
          <table:table-cell table:number-columns-repeated="2"/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table:formula="of:=[.A30]*64 / 10^6" office:value-type="float" office:value="1856" calcext:value-type="float">
            <text:p>1856</text:p>
          </table:table-cell>
          <table:table-cell table:number-columns-repeated="2"/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table:formula="of:=[.A31]*64 / 10^6" office:value-type="float" office:value="1920" calcext:value-type="float">
            <text:p>1920</text:p>
          </table:table-cell>
          <table:table-cell table:number-columns-repeated="2"/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table:formula="of:=[.A32]*64 / 10^6" office:value-type="float" office:value="1984" calcext:value-type="float">
            <text:p>1984</text:p>
          </table:table-cell>
          <table:table-cell table:number-columns-repeated="2"/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table:formula="of:=[.A33]*64 / 10^6" office:value-type="float" office:value="2048" calcext:value-type="float">
            <text:p>2048</text:p>
          </table:table-cell>
          <table:table-cell table:number-columns-repeated="2"/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table:formula="of:=[.A34]*64 / 10^6" office:value-type="float" office:value="2112" calcext:value-type="float">
            <text:p>2112</text:p>
          </table:table-cell>
          <table:table-cell table:number-columns-repeated="2"/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table:formula="of:=[.A35]*64 / 10^6" office:value-type="float" office:value="2176" calcext:value-type="float">
            <text:p>2176</text:p>
          </table:table-cell>
          <table:table-cell table:number-columns-repeated="2"/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table:formula="of:=[.A36]*64 / 10^6" office:value-type="float" office:value="2240" calcext:value-type="float">
            <text:p>2240</text:p>
          </table:table-cell>
          <table:table-cell table:number-columns-repeated="2"/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table:formula="of:=[.A37]*64 / 10^6" office:value-type="float" office:value="2304" calcext:value-type="float">
            <text:p>2304</text:p>
          </table:table-cell>
          <table:table-cell table:number-columns-repeated="2"/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table:formula="of:=[.A38]*64 / 10^6" office:value-type="float" office:value="2368" calcext:value-type="float">
            <text:p>2368</text:p>
          </table:table-cell>
          <table:table-cell table:number-columns-repeated="2"/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table:formula="of:=[.A39]*64 / 10^6" office:value-type="float" office:value="2432" calcext:value-type="float">
            <text:p>2432</text:p>
          </table:table-cell>
          <table:table-cell table:number-columns-repeated="2"/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table:formula="of:=[.A40]*64 / 10^6" office:value-type="float" office:value="2496" calcext:value-type="float">
            <text:p>2496</text:p>
          </table:table-cell>
          <table:table-cell table:number-columns-repeated="2"/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table:formula="of:=[.A41]*64 / 10^6" office:value-type="float" office:value="2560" calcext:value-type="float">
            <text:p>2560</text:p>
          </table:table-cell>
          <table:table-cell table:number-columns-repeated="2"/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table:formula="of:=[.A42]*64 / 10^6" office:value-type="float" office:value="2624" calcext:value-type="float">
            <text:p>2624</text:p>
          </table:table-cell>
          <table:table-cell table:number-columns-repeated="2"/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table:formula="of:=[.A43]*64 / 10^6" office:value-type="float" office:value="2688" calcext:value-type="float">
            <text:p>2688</text:p>
          </table:table-cell>
          <table:table-cell table:number-columns-repeated="2"/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table:formula="of:=[.A44]*64 / 10^6" office:value-type="float" office:value="2752" calcext:value-type="float">
            <text:p>2752</text:p>
          </table:table-cell>
          <table:table-cell table:number-columns-repeated="2"/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table:formula="of:=[.A45]*64 / 10^6" office:value-type="float" office:value="2816" calcext:value-type="float">
            <text:p>2816</text:p>
          </table:table-cell>
          <table:table-cell table:number-columns-repeated="2"/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table:formula="of:=[.A46]*64 / 10^6" office:value-type="float" office:value="2880" calcext:value-type="float">
            <text:p>2880</text:p>
          </table:table-cell>
          <table:table-cell table:number-columns-repeated="2"/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table:formula="of:=[.A47]*64 / 10^6" office:value-type="float" office:value="2944" calcext:value-type="float">
            <text:p>2944</text:p>
          </table:table-cell>
          <table:table-cell table:number-columns-repeated="2"/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table:formula="of:=[.A48]*64 / 10^6" office:value-type="float" office:value="3008" calcext:value-type="float">
            <text:p>3008</text:p>
          </table:table-cell>
          <table:table-cell table:number-columns-repeated="2"/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table:formula="of:=[.A49]*64 / 10^6" office:value-type="float" office:value="3072" calcext:value-type="float">
            <text:p>3072</text:p>
          </table:table-cell>
          <table:table-cell table:number-columns-repeated="2"/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table:formula="of:=[.A50]*64 / 10^6" office:value-type="float" office:value="3136" calcext:value-type="float">
            <text:p>3136</text:p>
          </table:table-cell>
          <table:table-cell table:number-columns-repeated="2"/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table:formula="of:=[.A51]*64 / 10^6" office:value-type="float" office:value="3200" calcext:value-type="float">
            <text:p>3200</text:p>
          </table:table-cell>
          <table:table-cell table:number-columns-repeated="2"/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table:formula="of:=[.A52]*64 / 10^6" office:value-type="float" office:value="3264" calcext:value-type="float">
            <text:p>3264</text:p>
          </table:table-cell>
          <table:table-cell table:number-columns-repeated="2"/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table:formula="of:=[.A53]*64 / 10^6" office:value-type="float" office:value="3328" calcext:value-type="float">
            <text:p>3328</text:p>
          </table:table-cell>
          <table:table-cell table:number-columns-repeated="2"/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table:formula="of:=[.A54]*64 / 10^6" office:value-type="float" office:value="3392" calcext:value-type="float">
            <text:p>3392</text:p>
          </table:table-cell>
          <table:table-cell table:number-columns-repeated="2"/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table:formula="of:=[.A55]*64 / 10^6" office:value-type="float" office:value="3456" calcext:value-type="float">
            <text:p>3456</text:p>
          </table:table-cell>
          <table:table-cell table:number-columns-repeated="2"/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table:formula="of:=[.A56]*64 / 10^6" office:value-type="float" office:value="3520" calcext:value-type="float">
            <text:p>3520</text:p>
          </table:table-cell>
          <table:table-cell table:number-columns-repeated="2"/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table:formula="of:=[.A57]*64 / 10^6" office:value-type="float" office:value="3584" calcext:value-type="float">
            <text:p>3584</text:p>
          </table:table-cell>
          <table:table-cell table:number-columns-repeated="2"/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table:formula="of:=[.A58]*64 / 10^6" office:value-type="float" office:value="3648" calcext:value-type="float">
            <text:p>3648</text:p>
          </table:table-cell>
          <table:table-cell table:number-columns-repeated="2"/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table:formula="of:=[.A59]*64 / 10^6" office:value-type="float" office:value="3712" calcext:value-type="float">
            <text:p>3712</text:p>
          </table:table-cell>
          <table:table-cell table:number-columns-repeated="2"/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table:formula="of:=[.A60]*64 / 10^6" office:value-type="float" office:value="3776" calcext:value-type="float">
            <text:p>3776</text:p>
          </table:table-cell>
          <table:table-cell table:number-columns-repeated="2"/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table:formula="of:=[.A61]*64 / 10^6" office:value-type="float" office:value="3840" calcext:value-type="float">
            <text:p>3840</text:p>
          </table:table-cell>
          <table:table-cell table:number-columns-repeated="2"/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table:formula="of:=[.A62]*64 / 10^6" office:value-type="float" office:value="3904" calcext:value-type="float">
            <text:p>3904</text:p>
          </table:table-cell>
          <table:table-cell table:number-columns-repeated="2"/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table:formula="of:=[.A63]*64 / 10^6" office:value-type="float" office:value="3968" calcext:value-type="float">
            <text:p>3968</text:p>
          </table:table-cell>
          <table:table-cell table:number-columns-repeated="2"/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table:formula="of:=[.A64]*64 / 10^6" office:value-type="float" office:value="4032" calcext:value-type="float">
            <text:p>4032</text:p>
          </table:table-cell>
          <table:table-cell table:number-columns-repeated="2"/>
        </table:table-row>
      </table:table>
      <table:table table:name="repotr2.log mem2" table:style-name="ta1">
        <table:table-column table:style-name="co1" table:number-columns-repeated="2" table:default-cell-style-name="Default"/>
        <table:table-row table:style-name="ro1">
          <table:table-cell office:value-type="float" office:value="1000000" calcext:value-type="float">
            <text:p>1000000</text:p>
          </table:table-cell>
          <table:table-cell table:formula="of:=[.A1]*64 / 10^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formula="of:=[.A2]*64 / 10^6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table:formula="of:=[.A3]*64 / 10^6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table:formula="of:=[.A4]*64 / 10^6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table:formula="of:=[.A5]*64 / 10^6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table:formula="of:=[.A6]*64 / 10^6"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table:formula="of:=[.A7]*64 / 10^6"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table:formula="of:=[.A8]*64 / 10^6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table:formula="of:=[.A9]*64 / 10^6"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formula="of:=[.A10]*64 / 10^6"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table:formula="of:=[.A11]*64 / 10^6"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table:formula="of:=[.A12]*64 / 10^6"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table:formula="of:=[.A13]*64 / 10^6"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table:formula="of:=[.A14]*64 / 10^6"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table:formula="of:=[.A15]*64 / 10^6"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table:formula="of:=[.A16]*64 / 10^6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table:formula="of:=[.A17]*64 / 10^6"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table:formula="of:=[.A18]*64 / 10^6"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table:formula="of:=[.A19]*64 / 10^6"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table:formula="of:=[.A20]*64 / 10^6"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table:formula="of:=[.A21]*64 / 10^6"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table:formula="of:=[.A22]*64 / 10^6" office:value-type="float" office:value="1408" calcext:value-type="float">
            <text:p>1408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table:formula="of:=[.A23]*64 / 10^6" office:value-type="float" office:value="1472" calcext:value-type="float">
            <text:p>1472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table:formula="of:=[.A24]*64 / 10^6"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table:formula="of:=[.A25]*64 / 10^6"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table:formula="of:=[.A26]*64 / 10^6"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table:formula="of:=[.A27]*64 / 10^6" office:value-type="float" office:value="1728" calcext:value-type="float">
            <text:p>1728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table:formula="of:=[.A28]*64 / 10^6"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table:formula="of:=[.A29]*64 / 10^6"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table:formula="of:=[.A30]*64 / 10^6"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table:formula="of:=[.A31]*64 / 10^6" office:value-type="float" office:value="1984" calcext:value-type="float">
            <text:p>1984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table:formula="of:=[.A32]*64 / 10^6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table:formula="of:=[.A33]*64 / 10^6" office:value-type="float" office:value="2112" calcext:value-type="float">
            <text:p>2112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table:formula="of:=[.A34]*64 / 10^6"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table:formula="of:=[.A35]*64 / 10^6" office:value-type="float" office:value="2240" calcext:value-type="float">
            <text:p>2240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table:formula="of:=[.A36]*64 / 10^6" office:value-type="float" office:value="2304" calcext:value-type="float">
            <text:p>2304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table:formula="of:=[.A37]*64 / 10^6" office:value-type="float" office:value="2368" calcext:value-type="float">
            <text:p>2368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table:formula="of:=[.A38]*64 / 10^6"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table:formula="of:=[.A39]*64 / 10^6" office:value-type="float" office:value="2496" calcext:value-type="float">
            <text:p>2496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table:formula="of:=[.A40]*64 / 10^6"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table:formula="of:=[.A41]*64 / 10^6" office:value-type="float" office:value="2624" calcext:value-type="float">
            <text:p>2624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table:formula="of:=[.A42]*64 / 10^6" office:value-type="float" office:value="2688" calcext:value-type="float">
            <text:p>2688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table:formula="of:=[.A43]*64 / 10^6" office:value-type="float" office:value="2752" calcext:value-type="float">
            <text:p>2752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table:formula="of:=[.A44]*64 / 10^6"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table:formula="of:=[.A45]*64 / 10^6"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table:formula="of:=[.A46]*64 / 10^6" office:value-type="float" office:value="2944" calcext:value-type="float">
            <text:p>2944</text:p>
          </table:table-cell>
        </table:table-row>
      </table:table>
      <table:table table:name="first_memory_line_mem" table:style-name="ta1">
        <table:shapes>
          <draw:frame draw:z-index="0" draw:name="Имя" draw:style-name="gr1" draw:text-style-name="P1" svg:width="23.101cm" svg:height="14.13cm" svg:x="11.316cm" svg:y="3.294cm">
            <draw:object draw:notify-on-update-of-ranges="first_memory_line_mem.A1:first_memory_line_mem.A70 first_memory_line_mem.B1:first_memory_line_mem.B70 first_memory_line_mem.C1:first_memory_line_mem.C70 first_memory_line_mem.D1:first_memory_line_mem.D7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2312.9" calcext:value-type="float">
            <text:p>2312,9</text:p>
          </table:table-cell>
          <table:table-cell office:value-type="float" office:value="1749.3" calcext:value-type="float">
            <text:p>1749,3</text:p>
          </table:table-cell>
          <table:table-cell office:value-type="float" office:value="1724.2" calcext:value-type="float">
            <text:p>1724,2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2273.7" calcext:value-type="float">
            <text:p>2273,7</text:p>
          </table:table-cell>
          <table:table-cell office:value-type="float" office:value="1826.4" calcext:value-type="float">
            <text:p>1826,4</text:p>
          </table:table-cell>
          <table:table-cell office:value-type="float" office:value="1686.3" calcext:value-type="float">
            <text:p>1686,3</text:p>
          </table:table-cell>
          <table:table-cell/>
          <table:table-cell office:value-type="string" calcext:value-type="string">
            <text:p>Столбец А - 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2196.9" calcext:value-type="float">
            <text:p>2196,9</text:p>
          </table:table-cell>
          <table:table-cell office:value-type="float" office:value="1903.7" calcext:value-type="float">
            <text:p>1903,7</text:p>
          </table:table-cell>
          <table:table-cell office:value-type="float" office:value="1685.8" calcext:value-type="float">
            <text:p>1685,8</text:p>
          </table:table-cell>
          <table:table-cell/>
          <table:table-cell office:value-type="string" calcext:value-type="string">
            <text:p>Столбец B - </text:p>
          </table:table-cell>
          <table:table-cell office:value-type="string" calcext:value-type="string">
            <text:p>free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2120.7" calcext:value-type="float">
            <text:p>2120,7</text:p>
          </table:table-cell>
          <table:table-cell office:value-type="float" office:value="1979.8" calcext:value-type="float">
            <text:p>1979,8</text:p>
          </table:table-cell>
          <table:table-cell office:value-type="float" office:value="1686" calcext:value-type="float">
            <text:p>1686</text:p>
          </table:table-cell>
          <table:table-cell/>
          <table:table-cell office:value-type="string" calcext:value-type="string">
            <text:p>Столбец С</text:p>
          </table:table-cell>
          <table:table-cell office:value-type="string" calcext:value-type="string">
            <text:p>used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2043.4" calcext:value-type="float">
            <text:p>2043,4</text:p>
          </table:table-cell>
          <table:table-cell office:value-type="float" office:value="2057" calcext:value-type="float">
            <text:p>2057</text:p>
          </table:table-cell>
          <table:table-cell office:value-type="float" office:value="1686" calcext:value-type="float">
            <text:p>1686</text:p>
          </table:table-cell>
          <table:table-cell/>
          <table:table-cell office:value-type="string" calcext:value-type="string">
            <text:p>Столбец D</text:p>
          </table:table-cell>
          <table:table-cell office:value-type="string" calcext:value-type="string">
            <text:p>-buff/cashe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965.2" calcext:value-type="float">
            <text:p>1965,2</text:p>
          </table:table-cell>
          <table:table-cell office:value-type="float" office:value="2132.5" calcext:value-type="float">
            <text:p>2132,5</text:p>
          </table:table-cell>
          <table:table-cell office:value-type="float" office:value="1688.8" calcext:value-type="float">
            <text:p>1688,8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910.3" calcext:value-type="float">
            <text:p>1910,3</text:p>
          </table:table-cell>
          <table:table-cell office:value-type="float" office:value="2207.8" calcext:value-type="float">
            <text:p>2207,8</text:p>
          </table:table-cell>
          <table:table-cell office:value-type="float" office:value="1668.4" calcext:value-type="float">
            <text:p>1668,4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850.9" calcext:value-type="float">
            <text:p>1850,9</text:p>
          </table:table-cell>
          <table:table-cell office:value-type="float" office:value="2285.6" calcext:value-type="float">
            <text:p>2285,6</text:p>
          </table:table-cell>
          <table:table-cell office:value-type="float" office:value="1649.9" calcext:value-type="float">
            <text:p>1649,9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775.2" calcext:value-type="float">
            <text:p>1775,2</text:p>
          </table:table-cell>
          <table:table-cell office:value-type="float" office:value="2361.4" calcext:value-type="float">
            <text:p>2361,4</text:p>
          </table:table-cell>
          <table:table-cell office:value-type="float" office:value="1649.8" calcext:value-type="float">
            <text:p>1649,8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698.7" calcext:value-type="float">
            <text:p>1698,7</text:p>
          </table:table-cell>
          <table:table-cell office:value-type="float" office:value="2438.1" calcext:value-type="float">
            <text:p>2438,1</text:p>
          </table:table-cell>
          <table:table-cell office:value-type="float" office:value="1649.7" calcext:value-type="float">
            <text:p>1649,7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622.6" calcext:value-type="float">
            <text:p>1622,6</text:p>
          </table:table-cell>
          <table:table-cell office:value-type="float" office:value="2514.1" calcext:value-type="float">
            <text:p>2514,1</text:p>
          </table:table-cell>
          <table:table-cell office:value-type="float" office:value="1649.7" calcext:value-type="float">
            <text:p>1649,7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546" calcext:value-type="float">
            <text:p>1546</text:p>
          </table:table-cell>
          <table:table-cell office:value-type="float" office:value="2590.7" calcext:value-type="float">
            <text:p>2590,7</text:p>
          </table:table-cell>
          <table:table-cell office:value-type="float" office:value="1649.7" calcext:value-type="float">
            <text:p>1649,7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470.1" calcext:value-type="float">
            <text:p>1470,1</text:p>
          </table:table-cell>
          <table:table-cell office:value-type="float" office:value="2666.7" calcext:value-type="float">
            <text:p>2666,7</text:p>
          </table:table-cell>
          <table:table-cell office:value-type="float" office:value="1649.7" calcext:value-type="float">
            <text:p>1649,7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392.5" calcext:value-type="float">
            <text:p>1392,5</text:p>
          </table:table-cell>
          <table:table-cell office:value-type="float" office:value="2744.2" calcext:value-type="float">
            <text:p>2744,2</text:p>
          </table:table-cell>
          <table:table-cell office:value-type="float" office:value="1649.7" calcext:value-type="float">
            <text:p>1649,7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317.2" calcext:value-type="float">
            <text:p>1317,2</text:p>
          </table:table-cell>
          <table:table-cell office:value-type="float" office:value="2820.5" calcext:value-type="float">
            <text:p>2820,5</text:p>
          </table:table-cell>
          <table:table-cell office:value-type="float" office:value="1648.7" calcext:value-type="float">
            <text:p>1648,7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241" calcext:value-type="float">
            <text:p>1241</text:p>
          </table:table-cell>
          <table:table-cell office:value-type="float" office:value="2896.6" calcext:value-type="float">
            <text:p>2896,6</text:p>
          </table:table-cell>
          <table:table-cell office:value-type="float" office:value="1648.9" calcext:value-type="float">
            <text:p>1648,9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164.6" calcext:value-type="float">
            <text:p>1164,6</text:p>
          </table:table-cell>
          <table:table-cell office:value-type="float" office:value="2973" calcext:value-type="float">
            <text:p>2973</text:p>
          </table:table-cell>
          <table:table-cell office:value-type="float" office:value="1648.9" calcext:value-type="float">
            <text:p>1648,9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088.7" calcext:value-type="float">
            <text:p>1088,7</text:p>
          </table:table-cell>
          <table:table-cell office:value-type="float" office:value="3049" calcext:value-type="float">
            <text:p>3049</text:p>
          </table:table-cell>
          <table:table-cell office:value-type="float" office:value="1648.8" calcext:value-type="float">
            <text:p>1648,8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011.9" calcext:value-type="float">
            <text:p>1011,9</text:p>
          </table:table-cell>
          <table:table-cell office:value-type="float" office:value="3125.7" calcext:value-type="float">
            <text:p>3125,7</text:p>
          </table:table-cell>
          <table:table-cell office:value-type="float" office:value="1648.8" calcext:value-type="float">
            <text:p>1648,8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935" calcext:value-type="float">
            <text:p>935</text:p>
          </table:table-cell>
          <table:table-cell office:value-type="float" office:value="3202.6" calcext:value-type="float">
            <text:p>3202,6</text:p>
          </table:table-cell>
          <table:table-cell office:value-type="float" office:value="1648.8" calcext:value-type="float">
            <text:p>1648,8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859.9" calcext:value-type="float">
            <text:p>859,9</text:p>
          </table:table-cell>
          <table:table-cell office:value-type="float" office:value="3278.2" calcext:value-type="float">
            <text:p>3278,2</text:p>
          </table:table-cell>
          <table:table-cell office:value-type="float" office:value="1648.4" calcext:value-type="float">
            <text:p>1648,4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772.5" calcext:value-type="float">
            <text:p>772,5</text:p>
          </table:table-cell>
          <table:table-cell office:value-type="float" office:value="3365.6" calcext:value-type="float">
            <text:p>3365,6</text:p>
          </table:table-cell>
          <table:table-cell office:value-type="float" office:value="1648.4" calcext:value-type="float">
            <text:p>1648,4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694.4" calcext:value-type="float">
            <text:p>694,4</text:p>
          </table:table-cell>
          <table:table-cell office:value-type="float" office:value="3443.6" calcext:value-type="float">
            <text:p>3443,6</text:p>
          </table:table-cell>
          <table:table-cell office:value-type="float" office:value="1648.5" calcext:value-type="float">
            <text:p>1648,5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631.1" calcext:value-type="float">
            <text:p>631,1</text:p>
          </table:table-cell>
          <table:table-cell office:value-type="float" office:value="3507" calcext:value-type="float">
            <text:p>3507</text:p>
          </table:table-cell>
          <table:table-cell office:value-type="float" office:value="1648.4" calcext:value-type="float">
            <text:p>1648,4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555.3" calcext:value-type="float">
            <text:p>555,3</text:p>
          </table:table-cell>
          <table:table-cell office:value-type="float" office:value="3582.8" calcext:value-type="float">
            <text:p>3582,8</text:p>
          </table:table-cell>
          <table:table-cell office:value-type="float" office:value="1648.3" calcext:value-type="float">
            <text:p>1648,3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478.5" calcext:value-type="float">
            <text:p>478,5</text:p>
          </table:table-cell>
          <table:table-cell office:value-type="float" office:value="3659.4" calcext:value-type="float">
            <text:p>3659,4</text:p>
          </table:table-cell>
          <table:table-cell office:value-type="float" office:value="1648.5" calcext:value-type="float">
            <text:p>1648,5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402.7" calcext:value-type="float">
            <text:p>402,7</text:p>
          </table:table-cell>
          <table:table-cell office:value-type="float" office:value="3735.2" calcext:value-type="float">
            <text:p>3735,2</text:p>
          </table:table-cell>
          <table:table-cell office:value-type="float" office:value="1648.5" calcext:value-type="float">
            <text:p>1648,5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325.3" calcext:value-type="float">
            <text:p>325,3</text:p>
          </table:table-cell>
          <table:table-cell office:value-type="float" office:value="3812.6" calcext:value-type="float">
            <text:p>3812,6</text:p>
          </table:table-cell>
          <table:table-cell office:value-type="float" office:value="1648.5" calcext:value-type="float">
            <text:p>1648,5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248.4" calcext:value-type="float">
            <text:p>248,4</text:p>
          </table:table-cell>
          <table:table-cell office:value-type="float" office:value="3889.6" calcext:value-type="float">
            <text:p>3889,6</text:p>
          </table:table-cell>
          <table:table-cell office:value-type="float" office:value="1648.5" calcext:value-type="float">
            <text:p>1648,5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72" calcext:value-type="float">
            <text:p>172</text:p>
          </table:table-cell>
          <table:table-cell office:value-type="float" office:value="3965.9" calcext:value-type="float">
            <text:p>3965,9</text:p>
          </table:table-cell>
          <table:table-cell office:value-type="float" office:value="1648.5" calcext:value-type="float">
            <text:p>1648,5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30.8" calcext:value-type="float">
            <text:p>130,8</text:p>
          </table:table-cell>
          <table:table-cell office:value-type="float" office:value="4042.6" calcext:value-type="float">
            <text:p>4042,6</text:p>
          </table:table-cell>
          <table:table-cell office:value-type="float" office:value="1613" calcext:value-type="float">
            <text:p>1613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24.7" calcext:value-type="float">
            <text:p>124,7</text:p>
          </table:table-cell>
          <table:table-cell office:value-type="float" office:value="4120" calcext:value-type="float">
            <text:p>4120</text:p>
          </table:table-cell>
          <table:table-cell office:value-type="float" office:value="1541.8" calcext:value-type="float">
            <text:p>1541,8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32.7" calcext:value-type="float">
            <text:p>132,7</text:p>
          </table:table-cell>
          <table:table-cell office:value-type="float" office:value="4196.5" calcext:value-type="float">
            <text:p>4196,5</text:p>
          </table:table-cell>
          <table:table-cell office:value-type="float" office:value="1457.3" calcext:value-type="float">
            <text:p>1457,3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251.9" calcext:value-type="float">
            <text:p>251,9</text:p>
          </table:table-cell>
          <table:table-cell office:value-type="float" office:value="4271.2" calcext:value-type="float">
            <text:p>4271,2</text:p>
          </table:table-cell>
          <table:table-cell office:value-type="float" office:value="1263.4" calcext:value-type="float">
            <text:p>1263,4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75.1" calcext:value-type="float">
            <text:p>175,1</text:p>
          </table:table-cell>
          <table:table-cell office:value-type="float" office:value="4346.7" calcext:value-type="float">
            <text:p>4346,7</text:p>
          </table:table-cell>
          <table:table-cell office:value-type="float" office:value="1264.6" calcext:value-type="float">
            <text:p>1264,6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17.7" calcext:value-type="float">
            <text:p>117,7</text:p>
          </table:table-cell>
          <table:table-cell office:value-type="float" office:value="4423.5" calcext:value-type="float">
            <text:p>4423,5</text:p>
          </table:table-cell>
          <table:table-cell office:value-type="float" office:value="1245.3" calcext:value-type="float">
            <text:p>1245,3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28.3" calcext:value-type="float">
            <text:p>128,3</text:p>
          </table:table-cell>
          <table:table-cell office:value-type="float" office:value="4498.6" calcext:value-type="float">
            <text:p>4498,6</text:p>
          </table:table-cell>
          <table:table-cell office:value-type="float" office:value="1159.5" calcext:value-type="float">
            <text:p>1159,5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11.2" calcext:value-type="float">
            <text:p>111,2</text:p>
          </table:table-cell>
          <table:table-cell office:value-type="float" office:value="4570" calcext:value-type="float">
            <text:p>4570</text:p>
          </table:table-cell>
          <table:table-cell office:value-type="float" office:value="1105.2" calcext:value-type="float">
            <text:p>1105,2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208.6" calcext:value-type="float">
            <text:p>208,6</text:p>
          </table:table-cell>
          <table:table-cell office:value-type="float" office:value="4652.6" calcext:value-type="float">
            <text:p>4652,6</text:p>
          </table:table-cell>
          <table:table-cell office:value-type="float" office:value="925.3" calcext:value-type="float">
            <text:p>925,3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29.3" calcext:value-type="float">
            <text:p>129,3</text:p>
          </table:table-cell>
          <table:table-cell office:value-type="float" office:value="4731.7" calcext:value-type="float">
            <text:p>4731,7</text:p>
          </table:table-cell>
          <table:table-cell office:value-type="float" office:value="925.4" calcext:value-type="float">
            <text:p>925,4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05.7" calcext:value-type="float">
            <text:p>105,7</text:p>
          </table:table-cell>
          <table:table-cell office:value-type="float" office:value="4803.8" calcext:value-type="float">
            <text:p>4803,8</text:p>
          </table:table-cell>
          <table:table-cell office:value-type="float" office:value="876.9" calcext:value-type="float">
            <text:p>876,9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02.2" calcext:value-type="float">
            <text:p>102,2</text:p>
          </table:table-cell>
          <table:table-cell office:value-type="float" office:value="4877.1" calcext:value-type="float">
            <text:p>4877,1</text:p>
          </table:table-cell>
          <table:table-cell office:value-type="float" office:value="807.2" calcext:value-type="float">
            <text:p>807,2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09.4" calcext:value-type="float">
            <text:p>109,4</text:p>
          </table:table-cell>
          <table:table-cell office:value-type="float" office:value="4959.2" calcext:value-type="float">
            <text:p>4959,2</text:p>
          </table:table-cell>
          <table:table-cell office:value-type="float" office:value="717.8" calcext:value-type="float">
            <text:p>717,8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14.8" calcext:value-type="float">
            <text:p>114,8</text:p>
          </table:table-cell>
          <table:table-cell office:value-type="float" office:value="5020.8" calcext:value-type="float">
            <text:p>5020,8</text:p>
          </table:table-cell>
          <table:table-cell office:value-type="float" office:value="650.8" calcext:value-type="float">
            <text:p>650,8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07.6" calcext:value-type="float">
            <text:p>107,6</text:p>
          </table:table-cell>
          <table:table-cell office:value-type="float" office:value="5096.8" calcext:value-type="float">
            <text:p>5096,8</text:p>
          </table:table-cell>
          <table:table-cell office:value-type="float" office:value="582.1" calcext:value-type="float">
            <text:p>582,1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18.7" calcext:value-type="float">
            <text:p>118,7</text:p>
          </table:table-cell>
          <table:table-cell office:value-type="float" office:value="5129.7" calcext:value-type="float">
            <text:p>5129,7</text:p>
          </table:table-cell>
          <table:table-cell office:value-type="float" office:value="538.1" calcext:value-type="float">
            <text:p>538,1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22.1" calcext:value-type="float">
            <text:p>122,1</text:p>
          </table:table-cell>
          <table:table-cell office:value-type="float" office:value="5133" calcext:value-type="float">
            <text:p>5133</text:p>
          </table:table-cell>
          <table:table-cell office:value-type="float" office:value="531.3" calcext:value-type="float">
            <text:p>531,3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16.4" calcext:value-type="float">
            <text:p>116,4</text:p>
          </table:table-cell>
          <table:table-cell office:value-type="float" office:value="5151.9" calcext:value-type="float">
            <text:p>5151,9</text:p>
          </table:table-cell>
          <table:table-cell office:value-type="float" office:value="518.1" calcext:value-type="float">
            <text:p>518,1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17.7" calcext:value-type="float">
            <text:p>117,7</text:p>
          </table:table-cell>
          <table:table-cell office:value-type="float" office:value="5149.1" calcext:value-type="float">
            <text:p>5149,1</text:p>
          </table:table-cell>
          <table:table-cell office:value-type="float" office:value="519.6" calcext:value-type="float">
            <text:p>519,6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23.4" calcext:value-type="float">
            <text:p>123,4</text:p>
          </table:table-cell>
          <table:table-cell office:value-type="float" office:value="5152.9" calcext:value-type="float">
            <text:p>5152,9</text:p>
          </table:table-cell>
          <table:table-cell office:value-type="float" office:value="510.2" calcext:value-type="float">
            <text:p>510,2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23.8" calcext:value-type="float">
            <text:p>123,8</text:p>
          </table:table-cell>
          <table:table-cell office:value-type="float" office:value="5147.3" calcext:value-type="float">
            <text:p>5147,3</text:p>
          </table:table-cell>
          <table:table-cell office:value-type="float" office:value="515.3" calcext:value-type="float">
            <text:p>515,3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23.5" calcext:value-type="float">
            <text:p>123,5</text:p>
          </table:table-cell>
          <table:table-cell office:value-type="float" office:value="5157.8" calcext:value-type="float">
            <text:p>5157,8</text:p>
          </table:table-cell>
          <table:table-cell office:value-type="float" office:value="505.1" calcext:value-type="float">
            <text:p>505,1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16.1" calcext:value-type="float">
            <text:p>116,1</text:p>
          </table:table-cell>
          <table:table-cell office:value-type="float" office:value="5144.7" calcext:value-type="float">
            <text:p>5144,7</text:p>
          </table:table-cell>
          <table:table-cell office:value-type="float" office:value="525.7" calcext:value-type="float">
            <text:p>525,7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36.3" calcext:value-type="float">
            <text:p>136,3</text:p>
          </table:table-cell>
          <table:table-cell office:value-type="float" office:value="5107.1" calcext:value-type="float">
            <text:p>5107,1</text:p>
          </table:table-cell>
          <table:table-cell office:value-type="float" office:value="543.1" calcext:value-type="float">
            <text:p>543,1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12.4" calcext:value-type="float">
            <text:p>112,4</text:p>
          </table:table-cell>
          <table:table-cell office:value-type="float" office:value="5151" calcext:value-type="float">
            <text:p>5151</text:p>
          </table:table-cell>
          <table:table-cell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39.8" calcext:value-type="float">
            <text:p>139,8</text:p>
          </table:table-cell>
          <table:table-cell office:value-type="float" office:value="5130.4" calcext:value-type="float">
            <text:p>5130,4</text:p>
          </table:table-cell>
          <table:table-cell office:value-type="float" office:value="516.3" calcext:value-type="float">
            <text:p>516,3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45.5" calcext:value-type="float">
            <text:p>145,5</text:p>
          </table:table-cell>
          <table:table-cell office:value-type="float" office:value="5143.5" calcext:value-type="float">
            <text:p>5143,5</text:p>
          </table:table-cell>
          <table:table-cell office:value-type="float" office:value="497.4" calcext:value-type="float">
            <text:p>497,4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07.3" calcext:value-type="float">
            <text:p>107,3</text:p>
          </table:table-cell>
          <table:table-cell office:value-type="float" office:value="5202.5" calcext:value-type="float">
            <text:p>5202,5</text:p>
          </table:table-cell>
          <table:table-cell office:value-type="float" office:value="476.6" calcext:value-type="float">
            <text:p>476,6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29.4" calcext:value-type="float">
            <text:p>129,4</text:p>
          </table:table-cell>
          <table:table-cell office:value-type="float" office:value="5233.6" calcext:value-type="float">
            <text:p>5233,6</text:p>
          </table:table-cell>
          <table:table-cell office:value-type="float" office:value="423.4" calcext:value-type="float">
            <text:p>423,4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38.3" calcext:value-type="float">
            <text:p>138,3</text:p>
          </table:table-cell>
          <table:table-cell office:value-type="float" office:value="5220.6" calcext:value-type="float">
            <text:p>5220,6</text:p>
          </table:table-cell>
          <table:table-cell office:value-type="float" office:value="427.6" calcext:value-type="float">
            <text:p>427,6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08" calcext:value-type="float">
            <text:p>108</text:p>
          </table:table-cell>
          <table:table-cell office:value-type="float" office:value="5259" calcext:value-type="float">
            <text:p>5259</text:p>
          </table:table-cell>
          <table:table-cell office:value-type="float" office:value="419.4" calcext:value-type="float">
            <text:p>419,4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13" calcext:value-type="float">
            <text:p>113</text:p>
          </table:table-cell>
          <table:table-cell office:value-type="float" office:value="5270.5" calcext:value-type="float">
            <text:p>5270,5</text:p>
          </table:table-cell>
          <table:table-cell office:value-type="float" office:value="402.9" calcext:value-type="float">
            <text:p>402,9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19.6" calcext:value-type="float">
            <text:p>119,6</text:p>
          </table:table-cell>
          <table:table-cell office:value-type="float" office:value="5338.2" calcext:value-type="float">
            <text:p>5338,2</text:p>
          </table:table-cell>
          <table:table-cell office:value-type="float" office:value="328.7" calcext:value-type="float">
            <text:p>328,7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29.2" calcext:value-type="float">
            <text:p>129,2</text:p>
          </table:table-cell>
          <table:table-cell office:value-type="float" office:value="5342.2" calcext:value-type="float">
            <text:p>5342,2</text:p>
          </table:table-cell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50.1" calcext:value-type="float">
            <text:p>150,1</text:p>
          </table:table-cell>
          <table:table-cell office:value-type="float" office:value="5339.6" calcext:value-type="float">
            <text:p>5339,6</text:p>
          </table:table-cell>
          <table:table-cell office:value-type="float" office:value="296.7" calcext:value-type="float">
            <text:p>296,7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29.4" calcext:value-type="float">
            <text:p>129,4</text:p>
          </table:table-cell>
          <table:table-cell office:value-type="float" office:value="5373.1" calcext:value-type="float">
            <text:p>5373,1</text:p>
          </table:table-cell>
          <table:table-cell office:value-type="float" office:value="283.9" calcext:value-type="float">
            <text:p>283,9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47.8" calcext:value-type="float">
            <text:p>147,8</text:p>
          </table:table-cell>
          <table:table-cell office:value-type="float" office:value="5360.5" calcext:value-type="float">
            <text:p>5360,5</text:p>
          </table:table-cell>
          <table:table-cell office:value-type="float" office:value="278.2" calcext:value-type="float">
            <text:p>278,2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15.2" calcext:value-type="float">
            <text:p>115,2</text:p>
          </table:table-cell>
          <table:table-cell office:value-type="float" office:value="5379.7" calcext:value-type="float">
            <text:p>5379,7</text:p>
          </table:table-cell>
          <table:table-cell office:value-type="float" office:value="291.5" calcext:value-type="float">
            <text:p>291,5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20.6" calcext:value-type="float">
            <text:p>120,6</text:p>
          </table:table-cell>
          <table:table-cell office:value-type="float" office:value="5388.1" calcext:value-type="float">
            <text:p>5388,1</text:p>
          </table:table-cell>
          <table:table-cell office:value-type="float" office:value="277.7" calcext:value-type="float">
            <text:p>277,7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02.5" calcext:value-type="float">
            <text:p>102,5</text:p>
          </table:table-cell>
          <table:table-cell office:value-type="float" office:value="5457.9" calcext:value-type="float">
            <text:p>5457,9</text:p>
          </table:table-cell>
          <table:table-cell office:value-type="float" office:value="226.1" calcext:value-type="float">
            <text:p>226,1</text:p>
          </table:table-cell>
          <table:table-cell table:number-columns-repeated="3"/>
        </table:table-row>
      </table:table>
      <table:table table:name="second_memory_line_mem" table:style-name="ta1">
        <table:shapes>
          <draw:frame draw:z-index="0" draw:style-name="gr1" draw:text-style-name="P1" svg:width="20.763cm" svg:height="11.688cm" svg:x="10.767cm" svg:y="0.956cm">
            <draw:object draw:notify-on-update-of-ranges="second_memory_line_mem.A1:second_memory_line_mem.A1 second_memory_line_mem.A2:second_memory_line_mem.A71 second_memory_line_mem.B1:second_memory_line_mem.B1 second_memory_line_mem.B2:second_memory_line_mem.B71 second_memory_line_mem.C1:second_memory_line_mem.C1 second_memory_line_mem.C2:second_memory_line_mem.C71 second_memory_line_mem.D1:second_memory_line_mem.D1 second_memory_line_mem.D2:second_memory_line_mem.D7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-buff/cashe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3182.6" calcext:value-type="float">
            <text:p>3182,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3142.3" calcext:value-type="float">
            <text:p>3142,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3067.3" calcext:value-type="float">
            <text:p>3067,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2990.4" calcext:value-type="float">
            <text:p>2990,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2913.4" calcext:value-type="float">
            <text:p>2913,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2833.9" calcext:value-type="float">
            <text:p>2833,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2779.8" calcext:value-type="float">
            <text:p>2779,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2568.6" calcext:value-type="float">
            <text:p>2568,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2491.9" calcext:value-type="float">
            <text:p>2491,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2414.7" calcext:value-type="float">
            <text:p>2414,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2338.8" calcext:value-type="float">
            <text:p>2338,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2261.1" calcext:value-type="float">
            <text:p>2261,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2110.5" calcext:value-type="float">
            <text:p>2110,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2032.7" calcext:value-type="float">
            <text:p>2032,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1881.3" calcext:value-type="float">
            <text:p>1881,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1803.5" calcext:value-type="float">
            <text:p>1803,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1729.2" calcext:value-type="float">
            <text:p>1729,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1577.1" calcext:value-type="float">
            <text:p>1577,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1499.9" calcext:value-type="float">
            <text:p>1499,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1424.5" calcext:value-type="float">
            <text:p>1424,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1347.3" calcext:value-type="float">
            <text:p>1347,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1271.3" calcext:value-type="float">
            <text:p>1271,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1194.1" calcext:value-type="float">
            <text:p>1194,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1117.1" calcext:value-type="float">
            <text:p>1117,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1040.7" calcext:value-type="float">
            <text:p>1040,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4.7" calcext:value-type="float">
            <text:p>1984,7</text:p>
          </table:table-cell>
          <table:table-cell office:value-type="float" office:value="63.2" calcext:value-type="float">
            <text:p>63,2</text:p>
          </table:table-cell>
          <table:table-cell office:value-type="float" office:value="965.7" calcext:value-type="float">
            <text:p>965,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2.7" calcext:value-type="float">
            <text:p>1982,7</text:p>
          </table:table-cell>
          <table:table-cell office:value-type="float" office:value="65.2" calcext:value-type="float">
            <text:p>65,2</text:p>
          </table:table-cell>
          <table:table-cell office:value-type="float" office:value="889.7" calcext:value-type="float">
            <text:p>889,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1.7" calcext:value-type="float">
            <text:p>1981,7</text:p>
          </table:table-cell>
          <table:table-cell office:value-type="float" office:value="66.2" calcext:value-type="float">
            <text:p>66,2</text:p>
          </table:table-cell>
          <table:table-cell office:value-type="float" office:value="813.6" calcext:value-type="float">
            <text:p>813,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1.5" calcext:value-type="float">
            <text:p>1981,5</text:p>
          </table:table-cell>
          <table:table-cell office:value-type="float" office:value="66.5" calcext:value-type="float">
            <text:p>66,5</text:p>
          </table:table-cell>
          <table:table-cell office:value-type="float" office:value="740.6" calcext:value-type="float">
            <text:p>740,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1.5" calcext:value-type="float">
            <text:p>1981,5</text:p>
          </table:table-cell>
          <table:table-cell office:value-type="float" office:value="66.5" calcext:value-type="float">
            <text:p>66,5</text:p>
          </table:table-cell>
          <table:table-cell office:value-type="float" office:value="664.2" calcext:value-type="float">
            <text:p>664,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1.2" calcext:value-type="float">
            <text:p>1981,2</text:p>
          </table:table-cell>
          <table:table-cell office:value-type="float" office:value="66.8" calcext:value-type="float">
            <text:p>66,8</text:p>
          </table:table-cell>
          <table:table-cell office:value-type="float" office:value="587.2" calcext:value-type="float">
            <text:p>587,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1" calcext:value-type="float">
            <text:p>1981</text:p>
          </table:table-cell>
          <table:table-cell office:value-type="float" office:value="67" calcext:value-type="float">
            <text:p>67</text:p>
          </table:table-cell>
          <table:table-cell office:value-type="float" office:value="513.2" calcext:value-type="float">
            <text:p>513,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69.2" calcext:value-type="float">
            <text:p>1969,2</text:p>
          </table:table-cell>
          <table:table-cell office:value-type="float" office:value="78.8" calcext:value-type="float">
            <text:p>78,8</text:p>
          </table:table-cell>
          <table:table-cell office:value-type="float" office:value="451.8" calcext:value-type="float">
            <text:p>451,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79.5" calcext:value-type="float">
            <text:p>1979,5</text:p>
          </table:table-cell>
          <table:table-cell office:value-type="float" office:value="68.5" calcext:value-type="float">
            <text:p>68,5</text:p>
          </table:table-cell>
          <table:table-cell office:value-type="float" office:value="363.4" calcext:value-type="float">
            <text:p>363,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79.5" calcext:value-type="float">
            <text:p>1979,5</text:p>
          </table:table-cell>
          <table:table-cell office:value-type="float" office:value="68.5" calcext:value-type="float">
            <text:p>68,5</text:p>
          </table:table-cell>
          <table:table-cell office:value-type="float" office:value="284.3" calcext:value-type="float">
            <text:p>284,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59.8" calcext:value-type="float">
            <text:p>1959,8</text:p>
          </table:table-cell>
          <table:table-cell office:value-type="float" office:value="88.2" calcext:value-type="float">
            <text:p>88,2</text:p>
          </table:table-cell>
          <table:table-cell office:value-type="float" office:value="229.5" calcext:value-type="float">
            <text:p>229,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49" calcext:value-type="float">
            <text:p>1949</text:p>
          </table:table-cell>
          <table:table-cell office:value-type="float" office:value="99" calcext:value-type="float">
            <text:p>99</text:p>
          </table:table-cell>
          <table:table-cell office:value-type="float" office:value="167.2" calcext:value-type="float">
            <text:p>167,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31.2" calcext:value-type="float">
            <text:p>1931,2</text:p>
          </table:table-cell>
          <table:table-cell office:value-type="float" office:value="116.8" calcext:value-type="float">
            <text:p>116,8</text:p>
          </table:table-cell>
          <table:table-cell office:value-type="float" office:value="100.7" calcext:value-type="float">
            <text:p>100,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39.7" calcext:value-type="float">
            <text:p>1939,7</text:p>
          </table:table-cell>
          <table:table-cell office:value-type="float" office:value="108.2" calcext:value-type="float">
            <text:p>108,2</text:p>
          </table:table-cell>
          <table:table-cell office:value-type="float" office:value="68.2" calcext:value-type="float">
            <text:p>68,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01" calcext:value-type="float">
            <text:p>1901</text:p>
          </table:table-cell>
          <table:table-cell office:value-type="float" office:value="147" calcext:value-type="float">
            <text:p>147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83.6" calcext:value-type="float">
            <text:p>1783,6</text:p>
          </table:table-cell>
          <table:table-cell office:value-type="float" office:value="264.4" calcext:value-type="float">
            <text:p>264,4</text:p>
          </table:table-cell>
          <table:table-cell office:value-type="float" office:value="68.1" calcext:value-type="float">
            <text:p>68,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12.2" calcext:value-type="float">
            <text:p>1712,2</text:p>
          </table:table-cell>
          <table:table-cell office:value-type="float" office:value="335.8" calcext:value-type="float">
            <text:p>335,8</text:p>
          </table:table-cell>
          <table:table-cell office:value-type="float" office:value="65.8" calcext:value-type="float">
            <text:p>65,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12.2" calcext:value-type="float">
            <text:p>1612,2</text:p>
          </table:table-cell>
          <table:table-cell office:value-type="float" office:value="435.8" calcext:value-type="float">
            <text:p>435,8</text:p>
          </table:table-cell>
          <table:table-cell office:value-type="float" office:value="67.9" calcext:value-type="float">
            <text:p>67,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550.2" calcext:value-type="float">
            <text:p>1550,2</text:p>
          </table:table-cell>
          <table:table-cell office:value-type="float" office:value="497.8" calcext:value-type="float">
            <text:p>497,8</text:p>
          </table:table-cell>
          <table:table-cell office:value-type="float" office:value="61.9" calcext:value-type="float">
            <text:p>61,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482" calcext:value-type="float">
            <text:p>1482</text:p>
          </table:table-cell>
          <table:table-cell office:value-type="float" office:value="566" calcext:value-type="float">
            <text:p>566</text:p>
          </table:table-cell>
          <table:table-cell office:value-type="float" office:value="63.8" calcext:value-type="float">
            <text:p>63,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400.2" calcext:value-type="float">
            <text:p>1400,2</text:p>
          </table:table-cell>
          <table:table-cell office:value-type="float" office:value="647.8" calcext:value-type="float">
            <text:p>647,8</text:p>
          </table:table-cell>
          <table:table-cell office:value-type="float" office:value="63.7" calcext:value-type="float">
            <text:p>63,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330.2" calcext:value-type="float">
            <text:p>1330,2</text:p>
          </table:table-cell>
          <table:table-cell office:value-type="float" office:value="717.8" calcext:value-type="float">
            <text:p>717,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180" calcext:value-type="float">
            <text:p>1180</text:p>
          </table:table-cell>
          <table:table-cell office:value-type="float" office:value="868" calcext:value-type="float">
            <text:p>868</text:p>
          </table:table-cell>
          <table:table-cell office:value-type="float" office:value="79.9" calcext:value-type="float">
            <text:p>79,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086.5" calcext:value-type="float">
            <text:p>1086,5</text:p>
          </table:table-cell>
          <table:table-cell office:value-type="float" office:value="961.5" calcext:value-type="float">
            <text:p>961,5</text:p>
          </table:table-cell>
          <table:table-cell office:value-type="float" office:value="98.2" calcext:value-type="float">
            <text:p>98,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051.5" calcext:value-type="float">
            <text:p>1051,5</text:p>
          </table:table-cell>
          <table:table-cell office:value-type="float" office:value="996.5" calcext:value-type="float">
            <text:p>996,5</text:p>
          </table:table-cell>
          <table:table-cell office:value-type="float" office:value="70.2" calcext:value-type="float">
            <text:p>70,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964.2" calcext:value-type="float">
            <text:p>964,2</text:p>
          </table:table-cell>
          <table:table-cell office:value-type="float" office:value="1083.8" calcext:value-type="float">
            <text:p>1083,8</text:p>
          </table:table-cell>
          <table:table-cell office:value-type="float" office:value="88.9" calcext:value-type="float">
            <text:p>88,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76.7" calcext:value-type="float">
            <text:p>876,7</text:p>
          </table:table-cell>
          <table:table-cell office:value-type="float" office:value="1171.2" calcext:value-type="float">
            <text:p>1171,2</text:p>
          </table:table-cell>
          <table:table-cell office:value-type="float" office:value="91.6" calcext:value-type="float">
            <text:p>91,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61" calcext:value-type="float">
            <text:p>861</text:p>
          </table:table-cell>
          <table:table-cell office:value-type="float" office:value="1187" calcext:value-type="float">
            <text:p>1187</text:p>
          </table:table-cell>
          <table:table-cell office:value-type="float" office:value="48.8" calcext:value-type="float">
            <text:p>48,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747.2" calcext:value-type="float">
            <text:p>747,2</text:p>
          </table:table-cell>
          <table:table-cell office:value-type="float" office:value="1300.8" calcext:value-type="float">
            <text:p>1300,8</text:p>
          </table:table-cell>
          <table:table-cell office:value-type="float" office:value="71.9" calcext:value-type="float">
            <text:p>71,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64.7" calcext:value-type="float">
            <text:p>664,7</text:p>
          </table:table-cell>
          <table:table-cell office:value-type="float" office:value="1383.2" calcext:value-type="float">
            <text:p>1383,2</text:p>
          </table:table-cell>
          <table:table-cell office:value-type="float" office:value="85.7" calcext:value-type="float">
            <text:p>85,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26.5" calcext:value-type="float">
            <text:p>626,5</text:p>
          </table:table-cell>
          <table:table-cell office:value-type="float" office:value="1421.5" calcext:value-type="float">
            <text:p>1421,5</text:p>
          </table:table-cell>
          <table:table-cell office:value-type="float" office:value="54.8" calcext:value-type="float">
            <text:p>54,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13.7" calcext:value-type="float">
            <text:p>513,7</text:p>
          </table:table-cell>
          <table:table-cell office:value-type="float" office:value="1534.2" calcext:value-type="float">
            <text:p>1534,2</text:p>
          </table:table-cell>
          <table:table-cell office:value-type="float" office:value="83.6" calcext:value-type="float">
            <text:p>83,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62.9" calcext:value-type="float">
            <text:p>462,9</text:p>
          </table:table-cell>
          <table:table-cell office:value-type="float" office:value="1585.1" calcext:value-type="float">
            <text:p>1585,1</text:p>
          </table:table-cell>
          <table:table-cell office:value-type="float" office:value="58.1" calcext:value-type="float">
            <text:p>58,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78.2" calcext:value-type="float">
            <text:p>378,2</text:p>
          </table:table-cell>
          <table:table-cell office:value-type="float" office:value="1669.8" calcext:value-type="float">
            <text:p>1669,8</text:p>
          </table:table-cell>
          <table:table-cell office:value-type="float" office:value="65.8" calcext:value-type="float">
            <text:p>65,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93" calcext:value-type="float">
            <text:p>293</text:p>
          </table:table-cell>
          <table:table-cell office:value-type="float" office:value="1755" calcext:value-type="float">
            <text:p>1755</text:p>
          </table:table-cell>
          <table:table-cell office:value-type="float" office:value="83.3" calcext:value-type="float">
            <text:p>83,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17.2" calcext:value-type="float">
            <text:p>217,2</text:p>
          </table:table-cell>
          <table:table-cell office:value-type="float" office:value="1830.8" calcext:value-type="float">
            <text:p>1830,8</text:p>
          </table:table-cell>
          <table:table-cell office:value-type="float" office:value="85.1" calcext:value-type="float">
            <text:p>85,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47" calcext:value-type="float">
            <text:p>147</text:p>
          </table:table-cell>
          <table:table-cell office:value-type="float" office:value="1901" calcext:value-type="float">
            <text:p>190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72.5" calcext:value-type="float">
            <text:p>72,5</text:p>
          </table:table-cell>
          <table:table-cell office:value-type="float" office:value="1975.5" calcext:value-type="float">
            <text:p>1975,5</text:p>
          </table:table-cell>
          <table:table-cell office:value-type="float" office:value="62.5" calcext:value-type="float">
            <text:p>62,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.4" calcext:value-type="float">
            <text:p>6,4</text:p>
          </table:table-cell>
          <table:table-cell office:value-type="float" office:value="2041.6" calcext:value-type="float">
            <text:p>2041,6</text:p>
          </table:table-cell>
          <table:table-cell office:value-type="float" office:value="59.8" calcext:value-type="float">
            <text:p>59,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office:value-type="float" office:value="24.6" calcext:value-type="float">
            <text:p>24,6</text:p>
          </table:table-cell>
        </table:table-row>
      </table:table>
      <table:table table:name="top_five_mem" table:style-name="ta1">
        <table:shapes>
          <draw:frame draw:z-index="0" draw:style-name="gr1" draw:text-style-name="P1" svg:width="64.071cm" svg:height="15.963cm" svg:x="12.473cm" svg:y="0.638cm">
            <draw:object draw:notify-on-update-of-ranges="top_five_mem.A1:top_five_mem.A1 top_five_mem.A2:top_five_mem.A71 top_five_mem.B1:top_five_mem.B1 top_five_mem.B2:top_five_mem.B71 top_five_mem.C1:top_five_mem.C1 top_five_mem.C2:top_five_mem.C71 top_five_mem.D1:top_five_mem.D1 top_five_mem.D2:top_five_mem.D71 top_five_mem.E1:top_five_mem.E1 top_five_mem.E2:top_five_mem.E7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op1</text:p>
          </table:table-cell>
          <table:table-cell office:value-type="string" calcext:value-type="string">
            <text:p>top2</text:p>
          </table:table-cell>
          <table:table-cell office:value-type="string" calcext:value-type="string">
            <text:p>top3</text:p>
          </table:table-cell>
          <table:table-cell office:value-type="string" calcext:value-type="string">
            <text:p>top4</text:p>
          </table:table-cell>
          <table:table-cell office:value-type="string" calcext:value-type="string">
            <text:p>top5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1840" calcext:value-type="float">
            <text:p>1840</text:p>
          </table:table-cell>
          <table:table-cell office:value-type="float" office:value="3333" calcext:value-type="float">
            <text:p>3333</text:p>
          </table:table-cell>
          <table:table-cell office:value-type="float" office:value="1692" calcext:value-type="float">
            <text:p>1692</text:p>
          </table:table-cell>
          <table:table-cell office:value-type="float" office:value="7552" calcext:value-type="float">
            <text:p>7552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1692" calcext:value-type="float">
            <text:p>1692</text:p>
          </table:table-cell>
          <table:table-cell office:value-type="float" office:value="1840" calcext:value-type="float">
            <text:p>1840</text:p>
          </table:table-cell>
          <table:table-cell office:value-type="float" office:value="2439" calcext:value-type="float">
            <text:p>2439</text:p>
          </table:table-cell>
          <table:table-cell office:value-type="float" office:value="2676" calcext:value-type="float">
            <text:p>2676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11" calcext:value-type="float">
            <text:p>11</text:p>
          </table:table-cell>
          <table:table-cell office:value-type="float" office:value="1840" calcext:value-type="float">
            <text:p>1840</text:p>
          </table:table-cell>
          <table:table-cell office:value-type="float" office:value="7570" calcext:value-type="float">
            <text:p>75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7579" calcext:value-type="float">
            <text:p>7579</text:p>
          </table:table-cell>
          <table:table-cell office:value-type="float" office:value="1692" calcext:value-type="float">
            <text:p>1692</text:p>
          </table:table-cell>
          <table:table-cell office:value-type="float" office:value="1840" calcext:value-type="float">
            <text:p>18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1840" calcext:value-type="float">
            <text:p>1840</text:p>
          </table:table-cell>
          <table:table-cell office:value-type="float" office:value="5774" calcext:value-type="float">
            <text:p>5774</text:p>
          </table:table-cell>
          <table:table-cell office:value-type="float" office:value="7588" calcext:value-type="float">
            <text:p>75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5774" calcext:value-type="float">
            <text:p>5774</text:p>
          </table:table-cell>
          <table:table-cell office:value-type="float" office:value="1692" calcext:value-type="float">
            <text:p>1692</text:p>
          </table:table-cell>
          <table:table-cell office:value-type="float" office:value="3333" calcext:value-type="float">
            <text:p>3333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5774" calcext:value-type="float">
            <text:p>57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1692" calcext:value-type="float">
            <text:p>1692</text:p>
          </table:table-cell>
          <table:table-cell office:value-type="float" office:value="1840" calcext:value-type="float">
            <text:p>1840</text:p>
          </table:table-cell>
          <table:table-cell office:value-type="float" office:value="7625" calcext:value-type="float">
            <text:p>7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1840" calcext:value-type="float">
            <text:p>1840</text:p>
          </table:table-cell>
          <table:table-cell office:value-type="float" office:value="5774" calcext:value-type="float">
            <text:p>5774</text:p>
          </table:table-cell>
          <table:table-cell office:value-type="float" office:value="7634" calcext:value-type="float">
            <text:p>76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7644" calcext:value-type="float">
            <text:p>76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1692" calcext:value-type="float">
            <text:p>1692</text:p>
          </table:table-cell>
          <table:table-cell office:value-type="float" office:value="1840" calcext:value-type="float">
            <text:p>1840</text:p>
          </table:table-cell>
          <table:table-cell office:value-type="float" office:value="7653" calcext:value-type="float">
            <text:p>76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7662" calcext:value-type="float">
            <text:p>7662</text:p>
          </table:table-cell>
          <table:table-cell office:value-type="float" office:value="1692" calcext:value-type="float">
            <text:p>1692</text:p>
          </table:table-cell>
          <table:table-cell office:value-type="float" office:value="1840" calcext:value-type="float">
            <text:p>18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1840" calcext:value-type="float">
            <text:p>1840</text:p>
          </table:table-cell>
          <table:table-cell office:value-type="float" office:value="7671" calcext:value-type="float">
            <text:p>76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1840" calcext:value-type="float">
            <text:p>1840</text:p>
          </table:table-cell>
          <table:table-cell office:value-type="float" office:value="5774" calcext:value-type="float">
            <text:p>5774</text:p>
          </table:table-cell>
          <table:table-cell office:value-type="float" office:value="7502" calcext:value-type="float">
            <text:p>7502</text:p>
          </table:table-cell>
          <table:table-cell office:value-type="float" office:value="3681" calcext:value-type="float">
            <text:p>3681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1692" calcext:value-type="float">
            <text:p>1692</text:p>
          </table:table-cell>
          <table:table-cell office:value-type="float" office:value="1840" calcext:value-type="float">
            <text:p>1840</text:p>
          </table:table-cell>
          <table:table-cell office:value-type="float" office:value="3333" calcext:value-type="float">
            <text:p>3333</text:p>
          </table:table-cell>
          <table:table-cell office:value-type="float" office:value="7689" calcext:value-type="float">
            <text:p>7689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2676" calcext:value-type="float">
            <text:p>2676</text:p>
          </table:table-cell>
          <table:table-cell office:value-type="float" office:value="7698" calcext:value-type="float">
            <text:p>76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1840" calcext:value-type="float">
            <text:p>1840</text:p>
          </table:table-cell>
          <table:table-cell office:value-type="float" office:value="7707" calcext:value-type="float">
            <text:p>77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1840" calcext:value-type="float">
            <text:p>1840</text:p>
          </table:table-cell>
          <table:table-cell office:value-type="float" office:value="3333" calcext:value-type="float">
            <text:p>3333</text:p>
          </table:table-cell>
          <table:table-cell office:value-type="float" office:value="7717" calcext:value-type="float">
            <text:p>77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5774" calcext:value-type="float">
            <text:p>5774</text:p>
          </table:table-cell>
          <table:table-cell office:value-type="float" office:value="7726" calcext:value-type="float">
            <text:p>77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1840" calcext:value-type="float">
            <text:p>1840</text:p>
          </table:table-cell>
          <table:table-cell office:value-type="float" office:value="7735" calcext:value-type="float">
            <text:p>77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1840" calcext:value-type="float">
            <text:p>1840</text:p>
          </table:table-cell>
          <table:table-cell office:value-type="float" office:value="7745" calcext:value-type="float">
            <text:p>77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7754" calcext:value-type="float">
            <text:p>7754</text:p>
          </table:table-cell>
          <table:table-cell office:value-type="float" office:value="1692" calcext:value-type="float">
            <text:p>1692</text:p>
          </table:table-cell>
          <table:table-cell office:value-type="float" office:value="1840" calcext:value-type="float">
            <text:p>18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1692" calcext:value-type="float">
            <text:p>1692</text:p>
          </table:table-cell>
          <table:table-cell office:value-type="float" office:value="1840" calcext:value-type="float">
            <text:p>1840</text:p>
          </table:table-cell>
          <table:table-cell office:value-type="float" office:value="7763" calcext:value-type="float">
            <text:p>77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1840" calcext:value-type="float">
            <text:p>1840</text:p>
          </table:table-cell>
          <table:table-cell office:value-type="float" office:value="3333" calcext:value-type="float">
            <text:p>3333</text:p>
          </table:table-cell>
          <table:table-cell office:value-type="float" office:value="7772" calcext:value-type="float">
            <text:p>77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3333" calcext:value-type="float">
            <text:p>3333</text:p>
          </table:table-cell>
          <table:table-cell office:value-type="float" office:value="5774" calcext:value-type="float">
            <text:p>5774</text:p>
          </table:table-cell>
          <table:table-cell office:value-type="float" office:value="7781" calcext:value-type="float">
            <text:p>77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1840" calcext:value-type="float">
            <text:p>1840</text:p>
          </table:table-cell>
          <table:table-cell office:value-type="float" office:value="3333" calcext:value-type="float">
            <text:p>3333</text:p>
          </table:table-cell>
          <table:table-cell office:value-type="float" office:value="7790" calcext:value-type="float">
            <text:p>77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3333" calcext:value-type="float">
            <text:p>3333</text:p>
          </table:table-cell>
          <table:table-cell office:value-type="float" office:value="7799" calcext:value-type="float">
            <text:p>7799</text:p>
          </table:table-cell>
          <table:table-cell office:value-type="float" office:value="5774" calcext:value-type="float">
            <text:p>57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7808" calcext:value-type="float">
            <text:p>7808</text:p>
          </table:table-cell>
          <table:table-cell office:value-type="float" office:value="1692" calcext:value-type="float">
            <text:p>16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1840" calcext:value-type="float">
            <text:p>1840</text:p>
          </table:table-cell>
          <table:table-cell office:value-type="float" office:value="3681" calcext:value-type="float">
            <text:p>3681</text:p>
          </table:table-cell>
          <table:table-cell office:value-type="float" office:value="7061" calcext:value-type="float">
            <text:p>7061</text:p>
          </table:table-cell>
          <table:table-cell office:value-type="float" office:value="7817" calcext:value-type="float">
            <text:p>7817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5774" calcext:value-type="float">
            <text:p>5774</text:p>
          </table:table-cell>
          <table:table-cell office:value-type="float" office:value="7828" calcext:value-type="float">
            <text:p>78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5774" calcext:value-type="float">
            <text:p>5774</text:p>
          </table:table-cell>
          <table:table-cell office:value-type="float" office:value="7837" calcext:value-type="float">
            <text:p>78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7846" calcext:value-type="float">
            <text:p>7846</text:p>
          </table:table-cell>
          <table:table-cell office:value-type="float" office:value="1692" calcext:value-type="float">
            <text:p>1692</text:p>
          </table:table-cell>
          <table:table-cell office:value-type="float" office:value="2676" calcext:value-type="float">
            <text:p>26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7855" calcext:value-type="float">
            <text:p>78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1840" calcext:value-type="float">
            <text:p>1840</text:p>
          </table:table-cell>
          <table:table-cell office:value-type="float" office:value="7864" calcext:value-type="float">
            <text:p>78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1840" calcext:value-type="float">
            <text:p>1840</text:p>
          </table:table-cell>
          <table:table-cell office:value-type="float" office:value="7875" calcext:value-type="float">
            <text:p>78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1840" calcext:value-type="float">
            <text:p>1840</text:p>
          </table:table-cell>
          <table:table-cell office:value-type="float" office:value="7884" calcext:value-type="float">
            <text:p>78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5774" calcext:value-type="float">
            <text:p>57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1692" calcext:value-type="float">
            <text:p>1692</text:p>
          </table:table-cell>
          <table:table-cell office:value-type="float" office:value="1840" calcext:value-type="float">
            <text:p>1840</text:p>
          </table:table-cell>
          <table:table-cell office:value-type="float" office:value="7924" calcext:value-type="float">
            <text:p>79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2676" calcext:value-type="float">
            <text:p>2676</text:p>
          </table:table-cell>
          <table:table-cell office:value-type="float" office:value="7943" calcext:value-type="float">
            <text:p>79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3333" calcext:value-type="float">
            <text:p>3333</text:p>
          </table:table-cell>
          <table:table-cell office:value-type="float" office:value="127" calcext:value-type="float">
            <text:p>127</text:p>
          </table:table-cell>
          <table:table-cell office:value-type="float" office:value="2439" calcext:value-type="float">
            <text:p>2439</text:p>
          </table:table-cell>
          <table:table-cell office:value-type="float" office:value="7962" calcext:value-type="float">
            <text:p>7962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3333" calcext:value-type="float">
            <text:p>3333</text:p>
          </table:table-cell>
          <table:table-cell office:value-type="float" office:value="2545" calcext:value-type="float">
            <text:p>2545</text:p>
          </table:table-cell>
          <table:table-cell office:value-type="float" office:value="2676" calcext:value-type="float">
            <text:p>2676</text:p>
          </table:table-cell>
          <table:table-cell office:value-type="float" office:value="7972" calcext:value-type="float">
            <text:p>797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333" calcext:value-type="float">
            <text:p>3333</text:p>
          </table:table-cell>
          <table:table-cell office:value-type="float" office:value="10" calcext:value-type="float">
            <text:p>10</text:p>
          </table:table-cell>
          <table:table-cell office:value-type="float" office:value="7982" calcext:value-type="float">
            <text:p>79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439" calcext:value-type="float">
            <text:p>2439</text:p>
          </table:table-cell>
          <table:table-cell office:value-type="float" office:value="3333" calcext:value-type="float">
            <text:p>3333</text:p>
          </table:table-cell>
          <table:table-cell office:value-type="float" office:value="7991" calcext:value-type="float">
            <text:p>7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8013" calcext:value-type="float">
            <text:p>80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3333" calcext:value-type="float">
            <text:p>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31" calcext:value-type="float">
            <text:p>80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48" calcext:value-type="float">
            <text:p>48</text:p>
          </table:table-cell>
          <table:table-cell office:value-type="float" office:value="364" calcext:value-type="float">
            <text:p>364</text:p>
          </table:table-cell>
          <table:table-cell office:value-type="float" office:value="2138" calcext:value-type="float">
            <text:p>2138</text:p>
          </table:table-cell>
          <table:table-cell office:value-type="float" office:value="2439" calcext:value-type="float">
            <text:p>2439</text:p>
          </table:table-cell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3333" calcext:value-type="float">
            <text:p>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8059" calcext:value-type="float">
            <text:p>8059</text:p>
          </table:table-cell>
          <table:table-cell office:value-type="float" office:value="2439" calcext:value-type="float">
            <text:p>2439</text:p>
          </table:table-cell>
          <table:table-cell office:value-type="float" office:value="2676" calcext:value-type="float">
            <text:p>2676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5774" calcext:value-type="float">
            <text:p>5774</text:p>
          </table:table-cell>
          <table:table-cell office:value-type="float" office:value="8069" calcext:value-type="float">
            <text:p>80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3333" calcext:value-type="float">
            <text:p>3333</text:p>
          </table:table-cell>
          <table:table-cell office:value-type="float" office:value="5774" calcext:value-type="float">
            <text:p>5774</text:p>
          </table:table-cell>
          <table:table-cell office:value-type="float" office:value="8078" calcext:value-type="float">
            <text:p>80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5774" calcext:value-type="float">
            <text:p>5774</text:p>
          </table:table-cell>
          <table:table-cell office:value-type="float" office:value="3333" calcext:value-type="float">
            <text:p>3333</text:p>
          </table:table-cell>
          <table:table-cell office:value-type="float" office:value="8087" calcext:value-type="float">
            <text:p>80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96" calcext:value-type="float">
            <text:p>8096</text:p>
          </table:table-cell>
          <table:table-cell office:value-type="float" office:value="3333" calcext:value-type="float">
            <text:p>3333</text:p>
          </table:table-cell>
          <table:table-cell office:value-type="float" office:value="5774" calcext:value-type="float">
            <text:p>57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float" office:value="5774" calcext:value-type="float">
            <text:p>5774</text:p>
          </table:table-cell>
          <table:table-cell office:value-type="float" office:value="887" calcext:value-type="float">
            <text:p>887</text:p>
          </table:table-cell>
          <table:table-cell office:value-type="float" office:value="8105" calcext:value-type="float">
            <text:p>8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1692" calcext:value-type="float">
            <text:p>1692</text:p>
          </table:table-cell>
          <table:table-cell office:value-type="float" office:value="1840" calcext:value-type="float">
            <text:p>1840</text:p>
          </table:table-cell>
          <table:table-cell office:value-type="float" office:value="2439" calcext:value-type="float">
            <text:p>2439</text:p>
          </table:table-cell>
          <table:table-cell office:value-type="float" office:value="8114" calcext:value-type="float">
            <text:p>8114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1840" calcext:value-type="float">
            <text:p>1840</text:p>
          </table:table-cell>
          <table:table-cell office:value-type="float" office:value="8125" calcext:value-type="float">
            <text:p>81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3333" calcext:value-type="float">
            <text:p>3333</text:p>
          </table:table-cell>
          <table:table-cell office:value-type="float" office:value="8134" calcext:value-type="float">
            <text:p>81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8143" calcext:value-type="float">
            <text:p>81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2676" calcext:value-type="float">
            <text:p>2676</text:p>
          </table:table-cell>
          <table:table-cell office:value-type="float" office:value="8152" calcext:value-type="float">
            <text:p>81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2138" calcext:value-type="float">
            <text:p>2138</text:p>
          </table:table-cell>
          <table:table-cell office:value-type="float" office:value="5774" calcext:value-type="float">
            <text:p>5774</text:p>
          </table:table-cell>
          <table:table-cell office:value-type="float" office:value="376" calcext:value-type="float">
            <text:p>376</text:p>
          </table:table-cell>
          <table:table-cell office:value-type="float" office:value="2676" calcext:value-type="float">
            <text:p>2676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2439" calcext:value-type="float">
            <text:p>2439</text:p>
          </table:table-cell>
          <table:table-cell office:value-type="float" office:value="2545" calcext:value-type="float">
            <text:p>2545</text:p>
          </table:table-cell>
          <table:table-cell office:value-type="float" office:value="5774" calcext:value-type="float">
            <text:p>5774</text:p>
          </table:table-cell>
          <table:table-cell office:value-type="float" office:value="8171" calcext:value-type="float">
            <text:p>8171</text:p>
          </table:table-cell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float" office:value="11" calcext:value-type="float">
            <text:p>11</text:p>
          </table:table-cell>
          <table:table-cell office:value-type="float" office:value="1840" calcext:value-type="float">
            <text:p>18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60" calcext:value-type="float">
            <text:p>60</text:p>
          </table:table-cell>
          <table:table-cell office:value-type="float" office:value="918" calcext:value-type="float">
            <text:p>918</text:p>
          </table:table-cell>
          <table:table-cell office:value-type="float" office:value="2439" calcext:value-type="float">
            <text:p>2439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8198" calcext:value-type="float">
            <text:p>8198</text:p>
          </table:table-cell>
          <table:table-cell office:value-type="float" office:value="1600" calcext:value-type="float">
            <text:p>1600</text:p>
          </table:table-cell>
          <table:table-cell office:value-type="float" office:value="3333" calcext:value-type="float">
            <text:p>3333</text:p>
          </table:table-cell>
          <table:table-cell office:value-type="float" office:value="5774" calcext:value-type="float">
            <text:p>5774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127" calcext:value-type="float">
            <text:p>127</text:p>
          </table:table-cell>
          <table:table-cell office:value-type="float" office:value="2439" calcext:value-type="float">
            <text:p>2439</text:p>
          </table:table-cell>
          <table:table-cell office:value-type="float" office:value="2676" calcext:value-type="float">
            <text:p>2676</text:p>
          </table:table-cell>
          <table:table-cell office:value-type="float" office:value="2545" calcext:value-type="float">
            <text:p>2545</text:p>
          </table:table-cell>
        </table:table-row>
      </table:table>
      <table:named-expressions>
        <table:named-range table:name="A1 * 64 " table:base-cell-address="$'report.log mem'.$A$1" table:cell-range-address="$'report.log mem'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.00.0000</text:date>, <text:time style:data-style-name="N2" text:time-value="06:12:46.77146666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30T18:19:42.407219014</meta:creation-date>
    <dc:date>2020-12-01T06:42:17.665228641</dc:date>
    <meta:editing-duration>PT23M51S</meta:editing-duration>
    <meta:editing-cycles>4</meta:editing-cycles>
    <meta:generator>LibreOffice/6.4.6.2$Linux_X86_64 LibreOffice_project/40$Build-2</meta:generator>
    <meta:document-statistic meta:table-count="6" meta:cell-count="128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102cm" svg:height="14.131cm" xlink:href=".." xlink:type="simple" chart:class="chart:line" chart:style-name="ch1">
        <chart:legend chart:legend-position="end" svg:x="20.12cm" svg:y="5.964cm" style:legend-expansion="custom" chartooo:width="2.827cm" chartooo:height="2.203cm" style:legend-expansion-aspect-ratio="1.28325011348162" chart:style-name="ch2"/>
        <chart:plot-area chart:style-name="ch3" table:cell-range-address="first_memory_line_mem.A1:first_memory_line_mem.D70" svg:x="0.872cm" svg:y="0.618cm" svg:width="19.135cm" svg:height="13.479cm">
          <chartooo:coordinate-region svg:x="1.864cm" svg:y="0.817cm" svg:width="18.003cm" svg:height="12.4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rst_memory_line_mem.A1:first_memory_line_mem.A70" chart:class="chart:line">
            <chart:data-point chart:repeated="70"/>
          </chart:series>
          <chart:series chart:style-name="ch7" chart:values-cell-range-address="first_memory_line_mem.B1:first_memory_line_mem.B70" chart:class="chart:line">
            <chart:data-point chart:repeated="70"/>
          </chart:series>
          <chart:series chart:style-name="ch8" chart:values-cell-range-address="first_memory_line_mem.C1:first_memory_line_mem.C70" chart:class="chart:line">
            <chart:data-point chart:repeated="70"/>
          </chart:series>
          <chart:series chart:style-name="ch9" chart:values-cell-range-address="first_memory_line_mem.D1:first_memory_line_mem.D70" chart:class="chart:line">
            <chart:data-point chart:repeated="7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86.4">
                <text:p>5786.4</text:p>
                <draw:g>
                  <svg:desc>first_memory_line_mem.A1:first_memory_line_mem.A70</svg:desc>
                </draw:g>
              </table:table-cell>
              <table:table-cell office:value-type="float" office:value="2312.9">
                <text:p>2312.9</text:p>
                <draw:g>
                  <svg:desc>first_memory_line_mem.B1:first_memory_line_mem.B70</svg:desc>
                </draw:g>
              </table:table-cell>
              <table:table-cell office:value-type="float" office:value="1749.3">
                <text:p>1749.3</text:p>
                <draw:g>
                  <svg:desc>first_memory_line_mem.C1:first_memory_line_mem.C70</svg:desc>
                </draw:g>
              </table:table-cell>
              <table:table-cell office:value-type="float" office:value="1724.2">
                <text:p>1724.2</text:p>
                <draw:g>
                  <svg:desc>first_memory_line_mem.D1:first_memory_line_mem.D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86.4">
                <text:p>5786.4</text:p>
              </table:table-cell>
              <table:table-cell office:value-type="float" office:value="2273.7">
                <text:p>2273.7</text:p>
              </table:table-cell>
              <table:table-cell office:value-type="float" office:value="1826.4">
                <text:p>1826.4</text:p>
              </table:table-cell>
              <table:table-cell office:value-type="float" office:value="1686.3">
                <text:p>1686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86.4">
                <text:p>5786.4</text:p>
              </table:table-cell>
              <table:table-cell office:value-type="float" office:value="2196.9">
                <text:p>2196.9</text:p>
              </table:table-cell>
              <table:table-cell office:value-type="float" office:value="1903.7">
                <text:p>1903.7</text:p>
              </table:table-cell>
              <table:table-cell office:value-type="float" office:value="1685.8">
                <text:p>1685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86.4">
                <text:p>5786.4</text:p>
              </table:table-cell>
              <table:table-cell office:value-type="float" office:value="2120.7">
                <text:p>2120.7</text:p>
              </table:table-cell>
              <table:table-cell office:value-type="float" office:value="1979.8">
                <text:p>1979.8</text:p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86.4">
                <text:p>5786.4</text:p>
              </table:table-cell>
              <table:table-cell office:value-type="float" office:value="2043.4">
                <text:p>2043.4</text:p>
              </table:table-cell>
              <table:table-cell office:value-type="float" office:value="2057">
                <text:p>2057</text:p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86.4">
                <text:p>5786.4</text:p>
              </table:table-cell>
              <table:table-cell office:value-type="float" office:value="1965.2">
                <text:p>1965.2</text:p>
              </table:table-cell>
              <table:table-cell office:value-type="float" office:value="2132.5">
                <text:p>2132.5</text:p>
              </table:table-cell>
              <table:table-cell office:value-type="float" office:value="1688.8">
                <text:p>1688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86.4">
                <text:p>5786.4</text:p>
              </table:table-cell>
              <table:table-cell office:value-type="float" office:value="1910.3">
                <text:p>1910.3</text:p>
              </table:table-cell>
              <table:table-cell office:value-type="float" office:value="2207.8">
                <text:p>2207.8</text:p>
              </table:table-cell>
              <table:table-cell office:value-type="float" office:value="1668.4">
                <text:p>1668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86.4">
                <text:p>5786.4</text:p>
              </table:table-cell>
              <table:table-cell office:value-type="float" office:value="1850.9">
                <text:p>1850.9</text:p>
              </table:table-cell>
              <table:table-cell office:value-type="float" office:value="2285.6">
                <text:p>2285.6</text:p>
              </table:table-cell>
              <table:table-cell office:value-type="float" office:value="1649.9">
                <text:p>1649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86.4">
                <text:p>5786.4</text:p>
              </table:table-cell>
              <table:table-cell office:value-type="float" office:value="1775.2">
                <text:p>1775.2</text:p>
              </table:table-cell>
              <table:table-cell office:value-type="float" office:value="2361.4">
                <text:p>2361.4</text:p>
              </table:table-cell>
              <table:table-cell office:value-type="float" office:value="1649.8">
                <text:p>1649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86.4">
                <text:p>5786.4</text:p>
              </table:table-cell>
              <table:table-cell office:value-type="float" office:value="1698.7">
                <text:p>1698.7</text:p>
              </table:table-cell>
              <table:table-cell office:value-type="float" office:value="2438.1">
                <text:p>2438.1</text:p>
              </table:table-cell>
              <table:table-cell office:value-type="float" office:value="1649.7">
                <text:p>1649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86.4">
                <text:p>5786.4</text:p>
              </table:table-cell>
              <table:table-cell office:value-type="float" office:value="1622.6">
                <text:p>1622.6</text:p>
              </table:table-cell>
              <table:table-cell office:value-type="float" office:value="2514.1">
                <text:p>2514.1</text:p>
              </table:table-cell>
              <table:table-cell office:value-type="float" office:value="1649.7">
                <text:p>1649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86.4">
                <text:p>5786.4</text:p>
              </table:table-cell>
              <table:table-cell office:value-type="float" office:value="1546">
                <text:p>1546</text:p>
              </table:table-cell>
              <table:table-cell office:value-type="float" office:value="2590.7">
                <text:p>2590.7</text:p>
              </table:table-cell>
              <table:table-cell office:value-type="float" office:value="1649.7">
                <text:p>1649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86.4">
                <text:p>5786.4</text:p>
              </table:table-cell>
              <table:table-cell office:value-type="float" office:value="1470.1">
                <text:p>1470.1</text:p>
              </table:table-cell>
              <table:table-cell office:value-type="float" office:value="2666.7">
                <text:p>2666.7</text:p>
              </table:table-cell>
              <table:table-cell office:value-type="float" office:value="1649.7">
                <text:p>1649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86.4">
                <text:p>5786.4</text:p>
              </table:table-cell>
              <table:table-cell office:value-type="float" office:value="1392.5">
                <text:p>1392.5</text:p>
              </table:table-cell>
              <table:table-cell office:value-type="float" office:value="2744.2">
                <text:p>2744.2</text:p>
              </table:table-cell>
              <table:table-cell office:value-type="float" office:value="1649.7">
                <text:p>1649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86.4">
                <text:p>5786.4</text:p>
              </table:table-cell>
              <table:table-cell office:value-type="float" office:value="1317.2">
                <text:p>1317.2</text:p>
              </table:table-cell>
              <table:table-cell office:value-type="float" office:value="2820.5">
                <text:p>2820.5</text:p>
              </table:table-cell>
              <table:table-cell office:value-type="float" office:value="1648.7">
                <text:p>1648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86.4">
                <text:p>5786.4</text:p>
              </table:table-cell>
              <table:table-cell office:value-type="float" office:value="1241">
                <text:p>1241</text:p>
              </table:table-cell>
              <table:table-cell office:value-type="float" office:value="2896.6">
                <text:p>2896.6</text:p>
              </table:table-cell>
              <table:table-cell office:value-type="float" office:value="1648.9">
                <text:p>1648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86.4">
                <text:p>5786.4</text:p>
              </table:table-cell>
              <table:table-cell office:value-type="float" office:value="1164.6">
                <text:p>1164.6</text:p>
              </table:table-cell>
              <table:table-cell office:value-type="float" office:value="2973">
                <text:p>2973</text:p>
              </table:table-cell>
              <table:table-cell office:value-type="float" office:value="1648.9">
                <text:p>1648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86.4">
                <text:p>5786.4</text:p>
              </table:table-cell>
              <table:table-cell office:value-type="float" office:value="1088.7">
                <text:p>1088.7</text:p>
              </table:table-cell>
              <table:table-cell office:value-type="float" office:value="3049">
                <text:p>3049</text:p>
              </table:table-cell>
              <table:table-cell office:value-type="float" office:value="1648.8">
                <text:p>1648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86.4">
                <text:p>5786.4</text:p>
              </table:table-cell>
              <table:table-cell office:value-type="float" office:value="1011.9">
                <text:p>1011.9</text:p>
              </table:table-cell>
              <table:table-cell office:value-type="float" office:value="3125.7">
                <text:p>3125.7</text:p>
              </table:table-cell>
              <table:table-cell office:value-type="float" office:value="1648.8">
                <text:p>1648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86.4">
                <text:p>5786.4</text:p>
              </table:table-cell>
              <table:table-cell office:value-type="float" office:value="935">
                <text:p>935</text:p>
              </table:table-cell>
              <table:table-cell office:value-type="float" office:value="3202.6">
                <text:p>3202.6</text:p>
              </table:table-cell>
              <table:table-cell office:value-type="float" office:value="1648.8">
                <text:p>1648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86.4">
                <text:p>5786.4</text:p>
              </table:table-cell>
              <table:table-cell office:value-type="float" office:value="859.9">
                <text:p>859.9</text:p>
              </table:table-cell>
              <table:table-cell office:value-type="float" office:value="3278.2">
                <text:p>3278.2</text:p>
              </table:table-cell>
              <table:table-cell office:value-type="float" office:value="1648.4">
                <text:p>1648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86.4">
                <text:p>5786.4</text:p>
              </table:table-cell>
              <table:table-cell office:value-type="float" office:value="772.5">
                <text:p>772.5</text:p>
              </table:table-cell>
              <table:table-cell office:value-type="float" office:value="3365.6">
                <text:p>3365.6</text:p>
              </table:table-cell>
              <table:table-cell office:value-type="float" office:value="1648.4">
                <text:p>1648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86.4">
                <text:p>5786.4</text:p>
              </table:table-cell>
              <table:table-cell office:value-type="float" office:value="694.4">
                <text:p>694.4</text:p>
              </table:table-cell>
              <table:table-cell office:value-type="float" office:value="3443.6">
                <text:p>3443.6</text:p>
              </table:table-cell>
              <table:table-cell office:value-type="float" office:value="1648.5">
                <text:p>1648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86.4">
                <text:p>5786.4</text:p>
              </table:table-cell>
              <table:table-cell office:value-type="float" office:value="631.1">
                <text:p>631.1</text:p>
              </table:table-cell>
              <table:table-cell office:value-type="float" office:value="3507">
                <text:p>3507</text:p>
              </table:table-cell>
              <table:table-cell office:value-type="float" office:value="1648.4">
                <text:p>1648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86.4">
                <text:p>5786.4</text:p>
              </table:table-cell>
              <table:table-cell office:value-type="float" office:value="555.3">
                <text:p>555.3</text:p>
              </table:table-cell>
              <table:table-cell office:value-type="float" office:value="3582.8">
                <text:p>3582.8</text:p>
              </table:table-cell>
              <table:table-cell office:value-type="float" office:value="1648.3">
                <text:p>1648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86.4">
                <text:p>5786.4</text:p>
              </table:table-cell>
              <table:table-cell office:value-type="float" office:value="478.5">
                <text:p>478.5</text:p>
              </table:table-cell>
              <table:table-cell office:value-type="float" office:value="3659.4">
                <text:p>3659.4</text:p>
              </table:table-cell>
              <table:table-cell office:value-type="float" office:value="1648.5">
                <text:p>1648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86.4">
                <text:p>5786.4</text:p>
              </table:table-cell>
              <table:table-cell office:value-type="float" office:value="402.7">
                <text:p>402.7</text:p>
              </table:table-cell>
              <table:table-cell office:value-type="float" office:value="3735.2">
                <text:p>3735.2</text:p>
              </table:table-cell>
              <table:table-cell office:value-type="float" office:value="1648.5">
                <text:p>1648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86.4">
                <text:p>5786.4</text:p>
              </table:table-cell>
              <table:table-cell office:value-type="float" office:value="325.3">
                <text:p>325.3</text:p>
              </table:table-cell>
              <table:table-cell office:value-type="float" office:value="3812.6">
                <text:p>3812.6</text:p>
              </table:table-cell>
              <table:table-cell office:value-type="float" office:value="1648.5">
                <text:p>1648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86.4">
                <text:p>5786.4</text:p>
              </table:table-cell>
              <table:table-cell office:value-type="float" office:value="248.4">
                <text:p>248.4</text:p>
              </table:table-cell>
              <table:table-cell office:value-type="float" office:value="3889.6">
                <text:p>3889.6</text:p>
              </table:table-cell>
              <table:table-cell office:value-type="float" office:value="1648.5">
                <text:p>1648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86.4">
                <text:p>5786.4</text:p>
              </table:table-cell>
              <table:table-cell office:value-type="float" office:value="172">
                <text:p>172</text:p>
              </table:table-cell>
              <table:table-cell office:value-type="float" office:value="3965.9">
                <text:p>3965.9</text:p>
              </table:table-cell>
              <table:table-cell office:value-type="float" office:value="1648.5">
                <text:p>1648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86.4">
                <text:p>5786.4</text:p>
              </table:table-cell>
              <table:table-cell office:value-type="float" office:value="130.8">
                <text:p>130.8</text:p>
              </table:table-cell>
              <table:table-cell office:value-type="float" office:value="4042.6">
                <text:p>4042.6</text:p>
              </table:table-cell>
              <table:table-cell office:value-type="float" office:value="1613">
                <text:p>16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86.4">
                <text:p>5786.4</text:p>
              </table:table-cell>
              <table:table-cell office:value-type="float" office:value="124.7">
                <text:p>124.7</text:p>
              </table:table-cell>
              <table:table-cell office:value-type="float" office:value="4120">
                <text:p>4120</text:p>
              </table:table-cell>
              <table:table-cell office:value-type="float" office:value="1541.8">
                <text:p>1541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86.4">
                <text:p>5786.4</text:p>
              </table:table-cell>
              <table:table-cell office:value-type="float" office:value="132.7">
                <text:p>132.7</text:p>
              </table:table-cell>
              <table:table-cell office:value-type="float" office:value="4196.5">
                <text:p>4196.5</text:p>
              </table:table-cell>
              <table:table-cell office:value-type="float" office:value="1457.3">
                <text:p>1457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86.4">
                <text:p>5786.4</text:p>
              </table:table-cell>
              <table:table-cell office:value-type="float" office:value="251.9">
                <text:p>251.9</text:p>
              </table:table-cell>
              <table:table-cell office:value-type="float" office:value="4271.2">
                <text:p>4271.2</text:p>
              </table:table-cell>
              <table:table-cell office:value-type="float" office:value="1263.4">
                <text:p>1263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86.4">
                <text:p>5786.4</text:p>
              </table:table-cell>
              <table:table-cell office:value-type="float" office:value="175.1">
                <text:p>175.1</text:p>
              </table:table-cell>
              <table:table-cell office:value-type="float" office:value="4346.7">
                <text:p>4346.7</text:p>
              </table:table-cell>
              <table:table-cell office:value-type="float" office:value="1264.6">
                <text:p>1264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86.4">
                <text:p>5786.4</text:p>
              </table:table-cell>
              <table:table-cell office:value-type="float" office:value="117.7">
                <text:p>117.7</text:p>
              </table:table-cell>
              <table:table-cell office:value-type="float" office:value="4423.5">
                <text:p>4423.5</text:p>
              </table:table-cell>
              <table:table-cell office:value-type="float" office:value="1245.3">
                <text:p>1245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86.4">
                <text:p>5786.4</text:p>
              </table:table-cell>
              <table:table-cell office:value-type="float" office:value="128.3">
                <text:p>128.3</text:p>
              </table:table-cell>
              <table:table-cell office:value-type="float" office:value="4498.6">
                <text:p>4498.6</text:p>
              </table:table-cell>
              <table:table-cell office:value-type="float" office:value="1159.5">
                <text:p>1159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86.4">
                <text:p>5786.4</text:p>
              </table:table-cell>
              <table:table-cell office:value-type="float" office:value="111.2">
                <text:p>111.2</text:p>
              </table:table-cell>
              <table:table-cell office:value-type="float" office:value="4570">
                <text:p>4570</text:p>
              </table:table-cell>
              <table:table-cell office:value-type="float" office:value="1105.2">
                <text:p>1105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86.4">
                <text:p>5786.4</text:p>
              </table:table-cell>
              <table:table-cell office:value-type="float" office:value="208.6">
                <text:p>208.6</text:p>
              </table:table-cell>
              <table:table-cell office:value-type="float" office:value="4652.6">
                <text:p>4652.6</text:p>
              </table:table-cell>
              <table:table-cell office:value-type="float" office:value="925.3">
                <text:p>925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86.4">
                <text:p>5786.4</text:p>
              </table:table-cell>
              <table:table-cell office:value-type="float" office:value="129.3">
                <text:p>129.3</text:p>
              </table:table-cell>
              <table:table-cell office:value-type="float" office:value="4731.7">
                <text:p>4731.7</text:p>
              </table:table-cell>
              <table:table-cell office:value-type="float" office:value="925.4">
                <text:p>925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86.4">
                <text:p>5786.4</text:p>
              </table:table-cell>
              <table:table-cell office:value-type="float" office:value="105.7">
                <text:p>105.7</text:p>
              </table:table-cell>
              <table:table-cell office:value-type="float" office:value="4803.8">
                <text:p>4803.8</text:p>
              </table:table-cell>
              <table:table-cell office:value-type="float" office:value="876.9">
                <text:p>876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86.4">
                <text:p>5786.4</text:p>
              </table:table-cell>
              <table:table-cell office:value-type="float" office:value="102.2">
                <text:p>102.2</text:p>
              </table:table-cell>
              <table:table-cell office:value-type="float" office:value="4877.1">
                <text:p>4877.1</text:p>
              </table:table-cell>
              <table:table-cell office:value-type="float" office:value="807.2">
                <text:p>807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86.4">
                <text:p>5786.4</text:p>
              </table:table-cell>
              <table:table-cell office:value-type="float" office:value="109.4">
                <text:p>109.4</text:p>
              </table:table-cell>
              <table:table-cell office:value-type="float" office:value="4959.2">
                <text:p>4959.2</text:p>
              </table:table-cell>
              <table:table-cell office:value-type="float" office:value="717.8">
                <text:p>717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86.4">
                <text:p>5786.4</text:p>
              </table:table-cell>
              <table:table-cell office:value-type="float" office:value="114.8">
                <text:p>114.8</text:p>
              </table:table-cell>
              <table:table-cell office:value-type="float" office:value="5020.8">
                <text:p>5020.8</text:p>
              </table:table-cell>
              <table:table-cell office:value-type="float" office:value="650.8">
                <text:p>650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86.4">
                <text:p>5786.4</text:p>
              </table:table-cell>
              <table:table-cell office:value-type="float" office:value="107.6">
                <text:p>107.6</text:p>
              </table:table-cell>
              <table:table-cell office:value-type="float" office:value="5096.8">
                <text:p>5096.8</text:p>
              </table:table-cell>
              <table:table-cell office:value-type="float" office:value="582.1">
                <text:p>582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86.4">
                <text:p>5786.4</text:p>
              </table:table-cell>
              <table:table-cell office:value-type="float" office:value="118.7">
                <text:p>118.7</text:p>
              </table:table-cell>
              <table:table-cell office:value-type="float" office:value="5129.7">
                <text:p>5129.7</text:p>
              </table:table-cell>
              <table:table-cell office:value-type="float" office:value="538.1">
                <text:p>538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86.4">
                <text:p>5786.4</text:p>
              </table:table-cell>
              <table:table-cell office:value-type="float" office:value="122.1">
                <text:p>122.1</text:p>
              </table:table-cell>
              <table:table-cell office:value-type="float" office:value="5133">
                <text:p>5133</text:p>
              </table:table-cell>
              <table:table-cell office:value-type="float" office:value="531.3">
                <text:p>531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86.4">
                <text:p>5786.4</text:p>
              </table:table-cell>
              <table:table-cell office:value-type="float" office:value="116.4">
                <text:p>116.4</text:p>
              </table:table-cell>
              <table:table-cell office:value-type="float" office:value="5151.9">
                <text:p>5151.9</text:p>
              </table:table-cell>
              <table:table-cell office:value-type="float" office:value="518.1">
                <text:p>518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86.4">
                <text:p>5786.4</text:p>
              </table:table-cell>
              <table:table-cell office:value-type="float" office:value="117.7">
                <text:p>117.7</text:p>
              </table:table-cell>
              <table:table-cell office:value-type="float" office:value="5149.1">
                <text:p>5149.1</text:p>
              </table:table-cell>
              <table:table-cell office:value-type="float" office:value="519.6">
                <text:p>519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86.4">
                <text:p>5786.4</text:p>
              </table:table-cell>
              <table:table-cell office:value-type="float" office:value="123.4">
                <text:p>123.4</text:p>
              </table:table-cell>
              <table:table-cell office:value-type="float" office:value="5152.9">
                <text:p>5152.9</text:p>
              </table:table-cell>
              <table:table-cell office:value-type="float" office:value="510.2">
                <text:p>510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86.4">
                <text:p>5786.4</text:p>
              </table:table-cell>
              <table:table-cell office:value-type="float" office:value="123.8">
                <text:p>123.8</text:p>
              </table:table-cell>
              <table:table-cell office:value-type="float" office:value="5147.3">
                <text:p>5147.3</text:p>
              </table:table-cell>
              <table:table-cell office:value-type="float" office:value="515.3">
                <text:p>515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86.4">
                <text:p>5786.4</text:p>
              </table:table-cell>
              <table:table-cell office:value-type="float" office:value="123.5">
                <text:p>123.5</text:p>
              </table:table-cell>
              <table:table-cell office:value-type="float" office:value="5157.8">
                <text:p>5157.8</text:p>
              </table:table-cell>
              <table:table-cell office:value-type="float" office:value="505.1">
                <text:p>505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86.4">
                <text:p>5786.4</text:p>
              </table:table-cell>
              <table:table-cell office:value-type="float" office:value="116.1">
                <text:p>116.1</text:p>
              </table:table-cell>
              <table:table-cell office:value-type="float" office:value="5144.7">
                <text:p>5144.7</text:p>
              </table:table-cell>
              <table:table-cell office:value-type="float" office:value="525.7">
                <text:p>525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86.4">
                <text:p>5786.4</text:p>
              </table:table-cell>
              <table:table-cell office:value-type="float" office:value="136.3">
                <text:p>136.3</text:p>
              </table:table-cell>
              <table:table-cell office:value-type="float" office:value="5107.1">
                <text:p>5107.1</text:p>
              </table:table-cell>
              <table:table-cell office:value-type="float" office:value="543.1">
                <text:p>543.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86.4">
                <text:p>5786.4</text:p>
              </table:table-cell>
              <table:table-cell office:value-type="float" office:value="112.4">
                <text:p>112.4</text:p>
              </table:table-cell>
              <table:table-cell office:value-type="float" office:value="5151">
                <text:p>5151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86.4">
                <text:p>5786.4</text:p>
              </table:table-cell>
              <table:table-cell office:value-type="float" office:value="139.8">
                <text:p>139.8</text:p>
              </table:table-cell>
              <table:table-cell office:value-type="float" office:value="5130.4">
                <text:p>5130.4</text:p>
              </table:table-cell>
              <table:table-cell office:value-type="float" office:value="516.3">
                <text:p>516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86.4">
                <text:p>5786.4</text:p>
              </table:table-cell>
              <table:table-cell office:value-type="float" office:value="145.5">
                <text:p>145.5</text:p>
              </table:table-cell>
              <table:table-cell office:value-type="float" office:value="5143.5">
                <text:p>5143.5</text:p>
              </table:table-cell>
              <table:table-cell office:value-type="float" office:value="497.4">
                <text:p>497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86.4">
                <text:p>5786.4</text:p>
              </table:table-cell>
              <table:table-cell office:value-type="float" office:value="107.3">
                <text:p>107.3</text:p>
              </table:table-cell>
              <table:table-cell office:value-type="float" office:value="5202.5">
                <text:p>5202.5</text:p>
              </table:table-cell>
              <table:table-cell office:value-type="float" office:value="476.6">
                <text:p>476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86.4">
                <text:p>5786.4</text:p>
              </table:table-cell>
              <table:table-cell office:value-type="float" office:value="129.4">
                <text:p>129.4</text:p>
              </table:table-cell>
              <table:table-cell office:value-type="float" office:value="5233.6">
                <text:p>5233.6</text:p>
              </table:table-cell>
              <table:table-cell office:value-type="float" office:value="423.4">
                <text:p>423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786.4">
                <text:p>5786.4</text:p>
              </table:table-cell>
              <table:table-cell office:value-type="float" office:value="138.3">
                <text:p>138.3</text:p>
              </table:table-cell>
              <table:table-cell office:value-type="float" office:value="5220.6">
                <text:p>5220.6</text:p>
              </table:table-cell>
              <table:table-cell office:value-type="float" office:value="427.6">
                <text:p>427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86.4">
                <text:p>5786.4</text:p>
              </table:table-cell>
              <table:table-cell office:value-type="float" office:value="108">
                <text:p>108</text:p>
              </table:table-cell>
              <table:table-cell office:value-type="float" office:value="5259">
                <text:p>5259</text:p>
              </table:table-cell>
              <table:table-cell office:value-type="float" office:value="419.4">
                <text:p>419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86.4">
                <text:p>5786.4</text:p>
              </table:table-cell>
              <table:table-cell office:value-type="float" office:value="113">
                <text:p>113</text:p>
              </table:table-cell>
              <table:table-cell office:value-type="float" office:value="5270.5">
                <text:p>5270.5</text:p>
              </table:table-cell>
              <table:table-cell office:value-type="float" office:value="402.9">
                <text:p>402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86.4">
                <text:p>5786.4</text:p>
              </table:table-cell>
              <table:table-cell office:value-type="float" office:value="119.6">
                <text:p>119.6</text:p>
              </table:table-cell>
              <table:table-cell office:value-type="float" office:value="5338.2">
                <text:p>5338.2</text:p>
              </table:table-cell>
              <table:table-cell office:value-type="float" office:value="328.7">
                <text:p>328.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86.4">
                <text:p>5786.4</text:p>
              </table:table-cell>
              <table:table-cell office:value-type="float" office:value="129.2">
                <text:p>129.2</text:p>
              </table:table-cell>
              <table:table-cell office:value-type="float" office:value="5342.2">
                <text:p>5342.2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786.4">
                <text:p>5786.4</text:p>
              </table:table-cell>
              <table:table-cell office:value-type="float" office:value="150.1">
                <text:p>150.1</text:p>
              </table:table-cell>
              <table:table-cell office:value-type="float" office:value="5339.6">
                <text:p>5339.6</text:p>
              </table:table-cell>
              <table:table-cell office:value-type="float" office:value="296.7">
                <text:p>296.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86.4">
                <text:p>5786.4</text:p>
              </table:table-cell>
              <table:table-cell office:value-type="float" office:value="129.4">
                <text:p>129.4</text:p>
              </table:table-cell>
              <table:table-cell office:value-type="float" office:value="5373.1">
                <text:p>5373.1</text:p>
              </table:table-cell>
              <table:table-cell office:value-type="float" office:value="283.9">
                <text:p>283.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86.4">
                <text:p>5786.4</text:p>
              </table:table-cell>
              <table:table-cell office:value-type="float" office:value="147.8">
                <text:p>147.8</text:p>
              </table:table-cell>
              <table:table-cell office:value-type="float" office:value="5360.5">
                <text:p>5360.5</text:p>
              </table:table-cell>
              <table:table-cell office:value-type="float" office:value="278.2">
                <text:p>278.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786.4">
                <text:p>5786.4</text:p>
              </table:table-cell>
              <table:table-cell office:value-type="float" office:value="115.2">
                <text:p>115.2</text:p>
              </table:table-cell>
              <table:table-cell office:value-type="float" office:value="5379.7">
                <text:p>5379.7</text:p>
              </table:table-cell>
              <table:table-cell office:value-type="float" office:value="291.5">
                <text:p>291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786.4">
                <text:p>5786.4</text:p>
              </table:table-cell>
              <table:table-cell office:value-type="float" office:value="120.6">
                <text:p>120.6</text:p>
              </table:table-cell>
              <table:table-cell office:value-type="float" office:value="5388.1">
                <text:p>5388.1</text:p>
              </table:table-cell>
              <table:table-cell office:value-type="float" office:value="277.7">
                <text:p>277.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786.4">
                <text:p>5786.4</text:p>
              </table:table-cell>
              <table:table-cell office:value-type="float" office:value="102.5">
                <text:p>102.5</text:p>
              </table:table-cell>
              <table:table-cell office:value-type="float" office:value="5457.9">
                <text:p>5457.9</text:p>
              </table:table-cell>
              <table:table-cell office:value-type="float" office:value="226.1">
                <text:p>226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764cm" svg:height="11.689cm" xlink:href=".." xlink:type="simple" chart:class="chart:line" chart:style-name="ch1">
        <chart:legend chart:legend-position="end" svg:x="17.7cm" svg:y="4.798cm" style:legend-expansion="high" chart:style-name="ch2"/>
        <chart:plot-area chart:style-name="ch3" table:cell-range-address="second_memory_line_mem.A1:second_memory_line_mem.D71" chart:data-source-has-labels="row" svg:x="0.415cm" svg:y="0.233cm" svg:width="16.87cm" svg:height="11.223cm">
          <chartooo:coordinate-region svg:x="1.407cm" svg:y="0.433cm" svg:width="15.738cm" svg:height="10.23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cond_memory_line_mem.A2:second_memory_line_mem.A71" chart:label-cell-address="second_memory_line_mem.A1:second_memory_line_mem.A1" chart:class="chart:line">
            <chart:data-point chart:repeated="70"/>
          </chart:series>
          <chart:series chart:style-name="ch7" chart:values-cell-range-address="second_memory_line_mem.B2:second_memory_line_mem.B71" chart:label-cell-address="second_memory_line_mem.B1:second_memory_line_mem.B1" chart:class="chart:line">
            <chart:data-point chart:repeated="70"/>
          </chart:series>
          <chart:series chart:style-name="ch8" chart:values-cell-range-address="second_memory_line_mem.C2:second_memory_line_mem.C71" chart:label-cell-address="second_memory_line_mem.C1:second_memory_line_mem.C1" chart:class="chart:line">
            <chart:data-point chart:repeated="70"/>
          </chart:series>
          <chart:series chart:style-name="ch9" chart:values-cell-range-address="second_memory_line_mem.D2:second_memory_line_mem.D71" chart:label-cell-address="second_memory_line_mem.D1:second_memory_line_mem.D1" chart:class="chart:line">
            <chart:data-point chart:repeated="7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second_memory_line_mem.A1:second_memory_line_mem.A1</svg:desc>
                </draw:g>
              </table:table-cell>
              <table:table-cell office:value-type="string">
                <text:p>free</text:p>
                <draw:g>
                  <svg:desc>second_memory_line_mem.B1:second_memory_line_mem.B1</svg:desc>
                </draw:g>
              </table:table-cell>
              <table:table-cell office:value-type="string">
                <text:p>used</text:p>
                <draw:g>
                  <svg:desc>second_memory_line_mem.C1:second_memory_line_mem.C1</svg:desc>
                </draw:g>
              </table:table-cell>
              <table:table-cell office:value-type="string">
                <text:p>-buff/cashe</text:p>
                <draw:g>
                  <svg:desc>second_memory_line_mem.D1:second_memory_line_mem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48">
                <text:p>2048</text:p>
                <draw:g>
                  <svg:desc>second_memory_line_mem.A2:second_memory_line_mem.A71</svg:desc>
                </draw:g>
              </table:table-cell>
              <table:table-cell office:value-type="float" office:value="1986">
                <text:p>1986</text:p>
                <draw:g>
                  <svg:desc>second_memory_line_mem.B2:second_memory_line_mem.B71</svg:desc>
                </draw:g>
              </table:table-cell>
              <table:table-cell office:value-type="float" office:value="62">
                <text:p>62</text:p>
                <draw:g>
                  <svg:desc>second_memory_line_mem.C2:second_memory_line_mem.C71</svg:desc>
                </draw:g>
              </table:table-cell>
              <table:table-cell office:value-type="float" office:value="3182.6">
                <text:p>3182.6</text:p>
                <draw:g>
                  <svg:desc>second_memory_line_mem.D2:second_memory_line_mem.D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3142.3">
                <text:p>3142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3067.3">
                <text:p>3067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2990.4">
                <text:p>299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2913.4">
                <text:p>2913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2833.9">
                <text:p>2833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2779.8">
                <text:p>2779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2645">
                <text:p>26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2568.6">
                <text:p>2568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2491.9">
                <text:p>2491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2414.7">
                <text:p>2414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2338.8">
                <text:p>2338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2261.1">
                <text:p>2261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2110.5">
                <text:p>211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2032.7">
                <text:p>2032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1881.3">
                <text:p>1881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1803.5">
                <text:p>1803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1729.2">
                <text:p>1729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1641">
                <text:p>16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1577.1">
                <text:p>1577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1499.9">
                <text:p>1499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1424.5">
                <text:p>1424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1347.3">
                <text:p>1347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1271.3">
                <text:p>1271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1194.1">
                <text:p>1194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1117.1">
                <text:p>1117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1040.7">
                <text:p>1040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48">
                <text:p>2048</text:p>
              </table:table-cell>
              <table:table-cell office:value-type="float" office:value="1984.7">
                <text:p>1984.7</text:p>
              </table:table-cell>
              <table:table-cell office:value-type="float" office:value="63.2">
                <text:p>63.2</text:p>
              </table:table-cell>
              <table:table-cell office:value-type="float" office:value="965.7">
                <text:p>965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48">
                <text:p>2048</text:p>
              </table:table-cell>
              <table:table-cell office:value-type="float" office:value="1982.7">
                <text:p>1982.7</text:p>
              </table:table-cell>
              <table:table-cell office:value-type="float" office:value="65.2">
                <text:p>65.2</text:p>
              </table:table-cell>
              <table:table-cell office:value-type="float" office:value="889.7">
                <text:p>889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48">
                <text:p>2048</text:p>
              </table:table-cell>
              <table:table-cell office:value-type="float" office:value="1981.7">
                <text:p>1981.7</text:p>
              </table:table-cell>
              <table:table-cell office:value-type="float" office:value="66.2">
                <text:p>66.2</text:p>
              </table:table-cell>
              <table:table-cell office:value-type="float" office:value="813.6">
                <text:p>813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48">
                <text:p>2048</text:p>
              </table:table-cell>
              <table:table-cell office:value-type="float" office:value="1981.5">
                <text:p>1981.5</text:p>
              </table:table-cell>
              <table:table-cell office:value-type="float" office:value="66.5">
                <text:p>66.5</text:p>
              </table:table-cell>
              <table:table-cell office:value-type="float" office:value="740.6">
                <text:p>740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48">
                <text:p>2048</text:p>
              </table:table-cell>
              <table:table-cell office:value-type="float" office:value="1981.5">
                <text:p>1981.5</text:p>
              </table:table-cell>
              <table:table-cell office:value-type="float" office:value="66.5">
                <text:p>66.5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48">
                <text:p>2048</text:p>
              </table:table-cell>
              <table:table-cell office:value-type="float" office:value="1981.2">
                <text:p>1981.2</text:p>
              </table:table-cell>
              <table:table-cell office:value-type="float" office:value="66.8">
                <text:p>66.8</text:p>
              </table:table-cell>
              <table:table-cell office:value-type="float" office:value="587.2">
                <text:p>587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48">
                <text:p>2048</text:p>
              </table:table-cell>
              <table:table-cell office:value-type="float" office:value="1981">
                <text:p>1981</text:p>
              </table:table-cell>
              <table:table-cell office:value-type="float" office:value="67">
                <text:p>67</text:p>
              </table:table-cell>
              <table:table-cell office:value-type="float" office:value="513.2">
                <text:p>513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48">
                <text:p>2048</text:p>
              </table:table-cell>
              <table:table-cell office:value-type="float" office:value="1969.2">
                <text:p>1969.2</text:p>
              </table:table-cell>
              <table:table-cell office:value-type="float" office:value="78.8">
                <text:p>78.8</text:p>
              </table:table-cell>
              <table:table-cell office:value-type="float" office:value="451.8">
                <text:p>451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48">
                <text:p>2048</text:p>
              </table:table-cell>
              <table:table-cell office:value-type="float" office:value="1979.5">
                <text:p>1979.5</text:p>
              </table:table-cell>
              <table:table-cell office:value-type="float" office:value="68.5">
                <text:p>68.5</text:p>
              </table:table-cell>
              <table:table-cell office:value-type="float" office:value="363.4">
                <text:p>363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48">
                <text:p>2048</text:p>
              </table:table-cell>
              <table:table-cell office:value-type="float" office:value="1979.5">
                <text:p>1979.5</text:p>
              </table:table-cell>
              <table:table-cell office:value-type="float" office:value="68.5">
                <text:p>68.5</text:p>
              </table:table-cell>
              <table:table-cell office:value-type="float" office:value="284.3">
                <text:p>284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48">
                <text:p>2048</text:p>
              </table:table-cell>
              <table:table-cell office:value-type="float" office:value="1959.8">
                <text:p>1959.8</text:p>
              </table:table-cell>
              <table:table-cell office:value-type="float" office:value="88.2">
                <text:p>88.2</text:p>
              </table:table-cell>
              <table:table-cell office:value-type="float" office:value="229.5">
                <text:p>229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48">
                <text:p>2048</text:p>
              </table:table-cell>
              <table:table-cell office:value-type="float" office:value="1949">
                <text:p>1949</text:p>
              </table:table-cell>
              <table:table-cell office:value-type="float" office:value="99">
                <text:p>99</text:p>
              </table:table-cell>
              <table:table-cell office:value-type="float" office:value="167.2">
                <text:p>167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48">
                <text:p>2048</text:p>
              </table:table-cell>
              <table:table-cell office:value-type="float" office:value="1931.2">
                <text:p>1931.2</text:p>
              </table:table-cell>
              <table:table-cell office:value-type="float" office:value="116.8">
                <text:p>116.8</text:p>
              </table:table-cell>
              <table:table-cell office:value-type="float" office:value="100.7">
                <text:p>100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48">
                <text:p>2048</text:p>
              </table:table-cell>
              <table:table-cell office:value-type="float" office:value="1939.7">
                <text:p>1939.7</text:p>
              </table:table-cell>
              <table:table-cell office:value-type="float" office:value="108.2">
                <text:p>108.2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48">
                <text:p>2048</text:p>
              </table:table-cell>
              <table:table-cell office:value-type="float" office:value="1901">
                <text:p>1901</text:p>
              </table:table-cell>
              <table:table-cell office:value-type="float" office:value="147">
                <text:p>147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48">
                <text:p>2048</text:p>
              </table:table-cell>
              <table:table-cell office:value-type="float" office:value="1783.6">
                <text:p>1783.6</text:p>
              </table:table-cell>
              <table:table-cell office:value-type="float" office:value="264.4">
                <text:p>264.4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48">
                <text:p>2048</text:p>
              </table:table-cell>
              <table:table-cell office:value-type="float" office:value="1712.2">
                <text:p>1712.2</text:p>
              </table:table-cell>
              <table:table-cell office:value-type="float" office:value="335.8">
                <text:p>335.8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48">
                <text:p>2048</text:p>
              </table:table-cell>
              <table:table-cell office:value-type="float" office:value="1612.2">
                <text:p>1612.2</text:p>
              </table:table-cell>
              <table:table-cell office:value-type="float" office:value="435.8">
                <text:p>435.8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48">
                <text:p>2048</text:p>
              </table:table-cell>
              <table:table-cell office:value-type="float" office:value="1550.2">
                <text:p>1550.2</text:p>
              </table:table-cell>
              <table:table-cell office:value-type="float" office:value="497.8">
                <text:p>497.8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48">
                <text:p>2048</text:p>
              </table:table-cell>
              <table:table-cell office:value-type="float" office:value="1482">
                <text:p>1482</text:p>
              </table:table-cell>
              <table:table-cell office:value-type="float" office:value="566">
                <text:p>566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48">
                <text:p>2048</text:p>
              </table:table-cell>
              <table:table-cell office:value-type="float" office:value="1400.2">
                <text:p>1400.2</text:p>
              </table:table-cell>
              <table:table-cell office:value-type="float" office:value="647.8">
                <text:p>647.8</text:p>
              </table:table-cell>
              <table:table-cell office:value-type="float" office:value="63.7">
                <text:p>63.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48">
                <text:p>2048</text:p>
              </table:table-cell>
              <table:table-cell office:value-type="float" office:value="1330.2">
                <text:p>1330.2</text:p>
              </table:table-cell>
              <table:table-cell office:value-type="float" office:value="717.8">
                <text:p>717.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48">
                <text:p>2048</text:p>
              </table:table-cell>
              <table:table-cell office:value-type="float" office:value="1180">
                <text:p>1180</text:p>
              </table:table-cell>
              <table:table-cell office:value-type="float" office:value="868">
                <text:p>868</text:p>
              </table:table-cell>
              <table:table-cell office:value-type="float" office:value="79.9">
                <text:p>79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48">
                <text:p>2048</text:p>
              </table:table-cell>
              <table:table-cell office:value-type="float" office:value="1086.5">
                <text:p>1086.5</text:p>
              </table:table-cell>
              <table:table-cell office:value-type="float" office:value="961.5">
                <text:p>961.5</text:p>
              </table:table-cell>
              <table:table-cell office:value-type="float" office:value="98.2">
                <text:p>98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48">
                <text:p>2048</text:p>
              </table:table-cell>
              <table:table-cell office:value-type="float" office:value="1051.5">
                <text:p>1051.5</text:p>
              </table:table-cell>
              <table:table-cell office:value-type="float" office:value="996.5">
                <text:p>996.5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48">
                <text:p>2048</text:p>
              </table:table-cell>
              <table:table-cell office:value-type="float" office:value="964.2">
                <text:p>964.2</text:p>
              </table:table-cell>
              <table:table-cell office:value-type="float" office:value="1083.8">
                <text:p>1083.8</text:p>
              </table:table-cell>
              <table:table-cell office:value-type="float" office:value="88.9">
                <text:p>88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48">
                <text:p>2048</text:p>
              </table:table-cell>
              <table:table-cell office:value-type="float" office:value="876.7">
                <text:p>876.7</text:p>
              </table:table-cell>
              <table:table-cell office:value-type="float" office:value="1171.2">
                <text:p>1171.2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48">
                <text:p>2048</text:p>
              </table:table-cell>
              <table:table-cell office:value-type="float" office:value="861">
                <text:p>861</text:p>
              </table:table-cell>
              <table:table-cell office:value-type="float" office:value="1187">
                <text:p>1187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48">
                <text:p>2048</text:p>
              </table:table-cell>
              <table:table-cell office:value-type="float" office:value="747.2">
                <text:p>747.2</text:p>
              </table:table-cell>
              <table:table-cell office:value-type="float" office:value="1300.8">
                <text:p>1300.8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48">
                <text:p>2048</text:p>
              </table:table-cell>
              <table:table-cell office:value-type="float" office:value="664.7">
                <text:p>664.7</text:p>
              </table:table-cell>
              <table:table-cell office:value-type="float" office:value="1383.2">
                <text:p>1383.2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48">
                <text:p>2048</text:p>
              </table:table-cell>
              <table:table-cell office:value-type="float" office:value="626.5">
                <text:p>626.5</text:p>
              </table:table-cell>
              <table:table-cell office:value-type="float" office:value="1421.5">
                <text:p>1421.5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48">
                <text:p>2048</text:p>
              </table:table-cell>
              <table:table-cell office:value-type="float" office:value="513.7">
                <text:p>513.7</text:p>
              </table:table-cell>
              <table:table-cell office:value-type="float" office:value="1534.2">
                <text:p>1534.2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48">
                <text:p>2048</text:p>
              </table:table-cell>
              <table:table-cell office:value-type="float" office:value="462.9">
                <text:p>462.9</text:p>
              </table:table-cell>
              <table:table-cell office:value-type="float" office:value="1585.1">
                <text:p>1585.1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48">
                <text:p>2048</text:p>
              </table:table-cell>
              <table:table-cell office:value-type="float" office:value="378.2">
                <text:p>378.2</text:p>
              </table:table-cell>
              <table:table-cell office:value-type="float" office:value="1669.8">
                <text:p>1669.8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48">
                <text:p>2048</text:p>
              </table:table-cell>
              <table:table-cell office:value-type="float" office:value="293">
                <text:p>293</text:p>
              </table:table-cell>
              <table:table-cell office:value-type="float" office:value="1755">
                <text:p>1755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48">
                <text:p>2048</text:p>
              </table:table-cell>
              <table:table-cell office:value-type="float" office:value="217.2">
                <text:p>217.2</text:p>
              </table:table-cell>
              <table:table-cell office:value-type="float" office:value="1830.8">
                <text:p>1830.8</text:p>
              </table:table-cell>
              <table:table-cell office:value-type="float" office:value="85.1">
                <text:p>85.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48">
                <text:p>2048</text:p>
              </table:table-cell>
              <table:table-cell office:value-type="float" office:value="147">
                <text:p>147</text:p>
              </table:table-cell>
              <table:table-cell office:value-type="float" office:value="1901">
                <text:p>190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8">
                <text:p>2048</text:p>
              </table:table-cell>
              <table:table-cell office:value-type="float" office:value="72.5">
                <text:p>72.5</text:p>
              </table:table-cell>
              <table:table-cell office:value-type="float" office:value="1975.5">
                <text:p>1975.5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48">
                <text:p>2048</text:p>
              </table:table-cell>
              <table:table-cell office:value-type="float" office:value="6.4">
                <text:p>6.4</text:p>
              </table:table-cell>
              <table:table-cell office:value-type="float" office:value="2041.6">
                <text:p>2041.6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48">
                <text:p>2048</text:p>
              </table:table-cell>
              <table:table-cell office:value-type="float" office:value="0">
                <text:p>0</text:p>
              </table:table-cell>
              <table:table-cell office:value-type="float" office:value="2048">
                <text:p>2048</text:p>
              </table:table-cell>
              <table:table-cell office:value-type="float" office:value="24.6">
                <text:p>24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64.072cm" svg:height="15.964cm" xlink:href=".." xlink:type="simple" chart:class="chart:line" chart:style-name="ch1">
        <chart:legend chart:legend-position="end" svg:x="62.067cm" svg:y="6.687cm" style:legend-expansion="high" chart:style-name="ch2"/>
        <chart:plot-area chart:style-name="ch3" table:cell-range-address="top_five_mem.A1:top_five_mem.E71" chart:data-source-has-labels="row" svg:x="1.281cm" svg:y="0.319cm" svg:width="59.505cm" svg:height="15.326cm">
          <chartooo:coordinate-region svg:x="2.273cm" svg:y="0.518cm" svg:width="58.326cm" svg:height="14.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op_five_mem.A2:top_five_mem.A71" chart:label-cell-address="top_five_mem.A1:top_five_mem.A1" chart:class="chart:line">
            <chart:data-point chart:repeated="70"/>
          </chart:series>
          <chart:series chart:style-name="ch7" chart:values-cell-range-address="top_five_mem.B2:top_five_mem.B71" chart:label-cell-address="top_five_mem.B1:top_five_mem.B1" chart:class="chart:line">
            <chart:data-point chart:repeated="70"/>
          </chart:series>
          <chart:series chart:style-name="ch8" chart:values-cell-range-address="top_five_mem.C2:top_five_mem.C71" chart:label-cell-address="top_five_mem.C1:top_five_mem.C1" chart:class="chart:line">
            <chart:data-point chart:repeated="70"/>
          </chart:series>
          <chart:series chart:style-name="ch9" chart:values-cell-range-address="top_five_mem.D2:top_five_mem.D71" chart:label-cell-address="top_five_mem.D1:top_five_mem.D1" chart:class="chart:line">
            <chart:data-point chart:repeated="70"/>
          </chart:series>
          <chart:series chart:style-name="ch10" chart:values-cell-range-address="top_five_mem.E2:top_five_mem.E71" chart:label-cell-address="top_five_mem.E1:top_five_mem.E1" chart:class="chart:line">
            <chart:data-point chart:repeated="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  <draw:g>
                  <svg:desc>top_five_mem.A1:top_five_mem.A1</svg:desc>
                </draw:g>
              </table:table-cell>
              <table:table-cell office:value-type="string">
                <text:p>top2</text:p>
                <draw:g>
                  <svg:desc>top_five_mem.B1:top_five_mem.B1</svg:desc>
                </draw:g>
              </table:table-cell>
              <table:table-cell office:value-type="string">
                <text:p>top3</text:p>
                <draw:g>
                  <svg:desc>top_five_mem.C1:top_five_mem.C1</svg:desc>
                </draw:g>
              </table:table-cell>
              <table:table-cell office:value-type="string">
                <text:p>top4</text:p>
                <draw:g>
                  <svg:desc>top_five_mem.D1:top_five_mem.D1</svg:desc>
                </draw:g>
              </table:table-cell>
              <table:table-cell office:value-type="string">
                <text:p>top5</text:p>
                <draw:g>
                  <svg:desc>top_five_mem.E1:top_five_mem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74">
                <text:p>5774</text:p>
                <draw:g>
                  <svg:desc>top_five_mem.A2:top_five_mem.A71</svg:desc>
                </draw:g>
              </table:table-cell>
              <table:table-cell office:value-type="float" office:value="1840">
                <text:p>1840</text:p>
                <draw:g>
                  <svg:desc>top_five_mem.B2:top_five_mem.B71</svg:desc>
                </draw:g>
              </table:table-cell>
              <table:table-cell office:value-type="float" office:value="3333">
                <text:p>3333</text:p>
                <draw:g>
                  <svg:desc>top_five_mem.C2:top_five_mem.C71</svg:desc>
                </draw:g>
              </table:table-cell>
              <table:table-cell office:value-type="float" office:value="1692">
                <text:p>1692</text:p>
                <draw:g>
                  <svg:desc>top_five_mem.D2:top_five_mem.D71</svg:desc>
                </draw:g>
              </table:table-cell>
              <table:table-cell office:value-type="float" office:value="7552">
                <text:p>7552</text:p>
                <draw:g>
                  <svg:desc>top_five_mem.E2:top_five_mem.E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74">
                <text:p>5774</text:p>
              </table:table-cell>
              <table:table-cell office:value-type="float" office:value="1692">
                <text:p>1692</text:p>
              </table:table-cell>
              <table:table-cell office:value-type="float" office:value="1840">
                <text:p>1840</text:p>
              </table:table-cell>
              <table:table-cell office:value-type="float" office:value="2439">
                <text:p>2439</text:p>
              </table:table-cell>
              <table:table-cell office:value-type="float" office:value="2676">
                <text:p>26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74">
                <text:p>5774</text:p>
              </table:table-cell>
              <table:table-cell office:value-type="float" office:value="11">
                <text:p>11</text:p>
              </table:table-cell>
              <table:table-cell office:value-type="float" office:value="1840">
                <text:p>1840</text:p>
              </table:table-cell>
              <table:table-cell office:value-type="float" office:value="7570">
                <text:p>7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74">
                <text:p>5774</text:p>
              </table:table-cell>
              <table:table-cell office:value-type="float" office:value="7579">
                <text:p>7579</text:p>
              </table:table-cell>
              <table:table-cell office:value-type="float" office:value="1692">
                <text:p>1692</text:p>
              </table:table-cell>
              <table:table-cell office:value-type="float" office:value="1840">
                <text:p>18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92">
                <text:p>1692</text:p>
              </table:table-cell>
              <table:table-cell office:value-type="float" office:value="1840">
                <text:p>1840</text:p>
              </table:table-cell>
              <table:table-cell office:value-type="float" office:value="5774">
                <text:p>5774</text:p>
              </table:table-cell>
              <table:table-cell office:value-type="float" office:value="7588">
                <text:p>75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40">
                <text:p>1840</text:p>
              </table:table-cell>
              <table:table-cell office:value-type="float" office:value="5774">
                <text:p>5774</text:p>
              </table:table-cell>
              <table:table-cell office:value-type="float" office:value="1692">
                <text:p>1692</text:p>
              </table:table-cell>
              <table:table-cell office:value-type="float" office:value="3333">
                <text:p>3333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40">
                <text:p>1840</text:p>
              </table:table-cell>
              <table:table-cell office:value-type="float" office:value="5774">
                <text:p>577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74">
                <text:p>577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74">
                <text:p>5774</text:p>
              </table:table-cell>
              <table:table-cell office:value-type="float" office:value="1692">
                <text:p>1692</text:p>
              </table:table-cell>
              <table:table-cell office:value-type="float" office:value="1840">
                <text:p>1840</text:p>
              </table:table-cell>
              <table:table-cell office:value-type="float" office:value="7625">
                <text:p>7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39">
                <text:p>2439</text:p>
              </table:table-cell>
              <table:table-cell office:value-type="float" office:value="1840">
                <text:p>1840</text:p>
              </table:table-cell>
              <table:table-cell office:value-type="float" office:value="5774">
                <text:p>5774</text:p>
              </table:table-cell>
              <table:table-cell office:value-type="float" office:value="7634">
                <text:p>76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74">
                <text:p>5774</text:p>
              </table:table-cell>
              <table:table-cell office:value-type="float" office:value="7644">
                <text:p>764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74">
                <text:p>5774</text:p>
              </table:table-cell>
              <table:table-cell office:value-type="float" office:value="1692">
                <text:p>1692</text:p>
              </table:table-cell>
              <table:table-cell office:value-type="float" office:value="1840">
                <text:p>1840</text:p>
              </table:table-cell>
              <table:table-cell office:value-type="float" office:value="7653">
                <text:p>76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74">
                <text:p>5774</text:p>
              </table:table-cell>
              <table:table-cell office:value-type="float" office:value="7662">
                <text:p>7662</text:p>
              </table:table-cell>
              <table:table-cell office:value-type="float" office:value="1692">
                <text:p>1692</text:p>
              </table:table-cell>
              <table:table-cell office:value-type="float" office:value="1840">
                <text:p>18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74">
                <text:p>5774</text:p>
              </table:table-cell>
              <table:table-cell office:value-type="float" office:value="1840">
                <text:p>1840</text:p>
              </table:table-cell>
              <table:table-cell office:value-type="float" office:value="7671">
                <text:p>76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92">
                <text:p>1692</text:p>
              </table:table-cell>
              <table:table-cell office:value-type="float" office:value="1840">
                <text:p>1840</text:p>
              </table:table-cell>
              <table:table-cell office:value-type="float" office:value="5774">
                <text:p>5774</text:p>
              </table:table-cell>
              <table:table-cell office:value-type="float" office:value="7502">
                <text:p>7502</text:p>
              </table:table-cell>
              <table:table-cell office:value-type="float" office:value="3681">
                <text:p>36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74">
                <text:p>5774</text:p>
              </table:table-cell>
              <table:table-cell office:value-type="float" office:value="1692">
                <text:p>1692</text:p>
              </table:table-cell>
              <table:table-cell office:value-type="float" office:value="1840">
                <text:p>1840</text:p>
              </table:table-cell>
              <table:table-cell office:value-type="float" office:value="3333">
                <text:p>3333</text:p>
              </table:table-cell>
              <table:table-cell office:value-type="float" office:value="7689">
                <text:p>76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74">
                <text:p>5774</text:p>
              </table:table-cell>
              <table:table-cell office:value-type="float" office:value="2676">
                <text:p>2676</text:p>
              </table:table-cell>
              <table:table-cell office:value-type="float" office:value="7698">
                <text:p>769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74">
                <text:p>5774</text:p>
              </table:table-cell>
              <table:table-cell office:value-type="float" office:value="1840">
                <text:p>1840</text:p>
              </table:table-cell>
              <table:table-cell office:value-type="float" office:value="7707">
                <text:p>770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74">
                <text:p>5774</text:p>
              </table:table-cell>
              <table:table-cell office:value-type="float" office:value="1840">
                <text:p>1840</text:p>
              </table:table-cell>
              <table:table-cell office:value-type="float" office:value="3333">
                <text:p>3333</text:p>
              </table:table-cell>
              <table:table-cell office:value-type="float" office:value="7717">
                <text:p>77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40">
                <text:p>1840</text:p>
              </table:table-cell>
              <table:table-cell office:value-type="float" office:value="5774">
                <text:p>5774</text:p>
              </table:table-cell>
              <table:table-cell office:value-type="float" office:value="7726">
                <text:p>772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74">
                <text:p>5774</text:p>
              </table:table-cell>
              <table:table-cell office:value-type="float" office:value="1840">
                <text:p>1840</text:p>
              </table:table-cell>
              <table:table-cell office:value-type="float" office:value="7735">
                <text:p>773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74">
                <text:p>5774</text:p>
              </table:table-cell>
              <table:table-cell office:value-type="float" office:value="1840">
                <text:p>1840</text:p>
              </table:table-cell>
              <table:table-cell office:value-type="float" office:value="7745">
                <text:p>774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74">
                <text:p>5774</text:p>
              </table:table-cell>
              <table:table-cell office:value-type="float" office:value="7754">
                <text:p>7754</text:p>
              </table:table-cell>
              <table:table-cell office:value-type="float" office:value="1692">
                <text:p>1692</text:p>
              </table:table-cell>
              <table:table-cell office:value-type="float" office:value="1840">
                <text:p>18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74">
                <text:p>5774</text:p>
              </table:table-cell>
              <table:table-cell office:value-type="float" office:value="1692">
                <text:p>1692</text:p>
              </table:table-cell>
              <table:table-cell office:value-type="float" office:value="1840">
                <text:p>1840</text:p>
              </table:table-cell>
              <table:table-cell office:value-type="float" office:value="7763">
                <text:p>77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74">
                <text:p>5774</text:p>
              </table:table-cell>
              <table:table-cell office:value-type="float" office:value="1840">
                <text:p>1840</text:p>
              </table:table-cell>
              <table:table-cell office:value-type="float" office:value="3333">
                <text:p>3333</text:p>
              </table:table-cell>
              <table:table-cell office:value-type="float" office:value="7772">
                <text:p>77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40">
                <text:p>1840</text:p>
              </table:table-cell>
              <table:table-cell office:value-type="float" office:value="3333">
                <text:p>3333</text:p>
              </table:table-cell>
              <table:table-cell office:value-type="float" office:value="5774">
                <text:p>5774</text:p>
              </table:table-cell>
              <table:table-cell office:value-type="float" office:value="7781">
                <text:p>77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74">
                <text:p>5774</text:p>
              </table:table-cell>
              <table:table-cell office:value-type="float" office:value="1840">
                <text:p>1840</text:p>
              </table:table-cell>
              <table:table-cell office:value-type="float" office:value="3333">
                <text:p>3333</text:p>
              </table:table-cell>
              <table:table-cell office:value-type="float" office:value="7790">
                <text:p>77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76">
                <text:p>2676</text:p>
              </table:table-cell>
              <table:table-cell office:value-type="float" office:value="3333">
                <text:p>3333</text:p>
              </table:table-cell>
              <table:table-cell office:value-type="float" office:value="7799">
                <text:p>7799</text:p>
              </table:table-cell>
              <table:table-cell office:value-type="float" office:value="5774">
                <text:p>57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74">
                <text:p>5774</text:p>
              </table:table-cell>
              <table:table-cell office:value-type="float" office:value="7808">
                <text:p>7808</text:p>
              </table:table-cell>
              <table:table-cell office:value-type="float" office:value="1692">
                <text:p>169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74">
                <text:p>5774</text:p>
              </table:table-cell>
              <table:table-cell office:value-type="float" office:value="1840">
                <text:p>1840</text:p>
              </table:table-cell>
              <table:table-cell office:value-type="float" office:value="3681">
                <text:p>3681</text:p>
              </table:table-cell>
              <table:table-cell office:value-type="float" office:value="7061">
                <text:p>7061</text:p>
              </table:table-cell>
              <table:table-cell office:value-type="float" office:value="7817">
                <text:p>78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92">
                <text:p>1692</text:p>
              </table:table-cell>
              <table:table-cell office:value-type="float" office:value="5774">
                <text:p>5774</text:p>
              </table:table-cell>
              <table:table-cell office:value-type="float" office:value="7828">
                <text:p>782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40">
                <text:p>1840</text:p>
              </table:table-cell>
              <table:table-cell office:value-type="float" office:value="5774">
                <text:p>5774</text:p>
              </table:table-cell>
              <table:table-cell office:value-type="float" office:value="7837">
                <text:p>783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74">
                <text:p>5774</text:p>
              </table:table-cell>
              <table:table-cell office:value-type="float" office:value="7846">
                <text:p>7846</text:p>
              </table:table-cell>
              <table:table-cell office:value-type="float" office:value="1692">
                <text:p>1692</text:p>
              </table:table-cell>
              <table:table-cell office:value-type="float" office:value="2676">
                <text:p>2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74">
                <text:p>5774</text:p>
              </table:table-cell>
              <table:table-cell office:value-type="float" office:value="7855">
                <text:p>785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74">
                <text:p>5774</text:p>
              </table:table-cell>
              <table:table-cell office:value-type="float" office:value="1840">
                <text:p>1840</text:p>
              </table:table-cell>
              <table:table-cell office:value-type="float" office:value="7864">
                <text:p>786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74">
                <text:p>5774</text:p>
              </table:table-cell>
              <table:table-cell office:value-type="float" office:value="1840">
                <text:p>1840</text:p>
              </table:table-cell>
              <table:table-cell office:value-type="float" office:value="7875">
                <text:p>787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74">
                <text:p>5774</text:p>
              </table:table-cell>
              <table:table-cell office:value-type="float" office:value="1840">
                <text:p>1840</text:p>
              </table:table-cell>
              <table:table-cell office:value-type="float" office:value="7884">
                <text:p>788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7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40">
                <text:p>1840</text:p>
              </table:table-cell>
              <table:table-cell office:value-type="float" office:value="5774">
                <text:p>577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74">
                <text:p>5774</text:p>
              </table:table-cell>
              <table:table-cell office:value-type="float" office:value="1692">
                <text:p>1692</text:p>
              </table:table-cell>
              <table:table-cell office:value-type="float" office:value="1840">
                <text:p>1840</text:p>
              </table:table-cell>
              <table:table-cell office:value-type="float" office:value="7924">
                <text:p>79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39">
                <text:p>2439</text:p>
              </table:table-cell>
              <table:table-cell office:value-type="float" office:value="2676">
                <text:p>2676</text:p>
              </table:table-cell>
              <table:table-cell office:value-type="float" office:value="7943">
                <text:p>794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7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74">
                <text:p>5774</text:p>
              </table:table-cell>
              <table:table-cell office:value-type="float" office:value="3333">
                <text:p>3333</text:p>
              </table:table-cell>
              <table:table-cell office:value-type="float" office:value="127">
                <text:p>127</text:p>
              </table:table-cell>
              <table:table-cell office:value-type="float" office:value="2439">
                <text:p>2439</text:p>
              </table:table-cell>
              <table:table-cell office:value-type="float" office:value="7962">
                <text:p>79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53">
                <text:p>2553</text:p>
              </table:table-cell>
              <table:table-cell office:value-type="float" office:value="3333">
                <text:p>3333</text:p>
              </table:table-cell>
              <table:table-cell office:value-type="float" office:value="2545">
                <text:p>2545</text:p>
              </table:table-cell>
              <table:table-cell office:value-type="float" office:value="2676">
                <text:p>2676</text:p>
              </table:table-cell>
              <table:table-cell office:value-type="float" office:value="7972">
                <text:p>79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7">
                <text:p>127</text:p>
              </table:table-cell>
              <table:table-cell office:value-type="float" office:value="3333">
                <text:p>3333</text:p>
              </table:table-cell>
              <table:table-cell office:value-type="float" office:value="10">
                <text:p>10</text:p>
              </table:table-cell>
              <table:table-cell office:value-type="float" office:value="7982">
                <text:p>7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7">
                <text:p>127</text:p>
              </table:table-cell>
              <table:table-cell office:value-type="float" office:value="2439">
                <text:p>2439</text:p>
              </table:table-cell>
              <table:table-cell office:value-type="float" office:value="3333">
                <text:p>3333</text:p>
              </table:table-cell>
              <table:table-cell office:value-type="float" office:value="7991">
                <text:p>79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76">
                <text:p>2676</text:p>
              </table:table-cell>
              <table:table-cell office:value-type="float" office:value="8013">
                <text:p>801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76">
                <text:p>2676</text:p>
              </table:table-cell>
              <table:table-cell office:value-type="float" office:value="3333">
                <text:p>333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031">
                <text:p>803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76">
                <text:p>2676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138">
                <text:p>2138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049">
                <text:p>8049</text:p>
              </table:table-cell>
              <table:table-cell office:value-type="float" office:value="3333">
                <text:p>333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74">
                <text:p>5774</text:p>
              </table:table-cell>
              <table:table-cell office:value-type="float" office:value="8059">
                <text:p>8059</text:p>
              </table:table-cell>
              <table:table-cell office:value-type="float" office:value="2439">
                <text:p>2439</text:p>
              </table:table-cell>
              <table:table-cell office:value-type="float" office:value="2676">
                <text:p>2676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40">
                <text:p>1840</text:p>
              </table:table-cell>
              <table:table-cell office:value-type="float" office:value="5774">
                <text:p>5774</text:p>
              </table:table-cell>
              <table:table-cell office:value-type="float" office:value="8069">
                <text:p>806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38">
                <text:p>2138</text:p>
              </table:table-cell>
              <table:table-cell office:value-type="float" office:value="3333">
                <text:p>3333</text:p>
              </table:table-cell>
              <table:table-cell office:value-type="float" office:value="5774">
                <text:p>5774</text:p>
              </table:table-cell>
              <table:table-cell office:value-type="float" office:value="8078">
                <text:p>80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39">
                <text:p>2439</text:p>
              </table:table-cell>
              <table:table-cell office:value-type="float" office:value="5774">
                <text:p>5774</text:p>
              </table:table-cell>
              <table:table-cell office:value-type="float" office:value="3333">
                <text:p>3333</text:p>
              </table:table-cell>
              <table:table-cell office:value-type="float" office:value="8087">
                <text:p>80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096">
                <text:p>8096</text:p>
              </table:table-cell>
              <table:table-cell office:value-type="float" office:value="3333">
                <text:p>3333</text:p>
              </table:table-cell>
              <table:table-cell office:value-type="float" office:value="5774">
                <text:p>577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333">
                <text:p>3333</text:p>
              </table:table-cell>
              <table:table-cell office:value-type="float" office:value="5774">
                <text:p>5774</text:p>
              </table:table-cell>
              <table:table-cell office:value-type="float" office:value="887">
                <text:p>887</text:p>
              </table:table-cell>
              <table:table-cell office:value-type="float" office:value="8105">
                <text:p>8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76">
                <text:p>2676</text:p>
              </table:table-cell>
              <table:table-cell office:value-type="float" office:value="1692">
                <text:p>1692</text:p>
              </table:table-cell>
              <table:table-cell office:value-type="float" office:value="1840">
                <text:p>1840</text:p>
              </table:table-cell>
              <table:table-cell office:value-type="float" office:value="2439">
                <text:p>2439</text:p>
              </table:table-cell>
              <table:table-cell office:value-type="float" office:value="8114">
                <text:p>81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39">
                <text:p>2439</text:p>
              </table:table-cell>
              <table:table-cell office:value-type="float" office:value="1840">
                <text:p>1840</text:p>
              </table:table-cell>
              <table:table-cell office:value-type="float" office:value="8125">
                <text:p>812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39">
                <text:p>2439</text:p>
              </table:table-cell>
              <table:table-cell office:value-type="float" office:value="3333">
                <text:p>3333</text:p>
              </table:table-cell>
              <table:table-cell office:value-type="float" office:value="8134">
                <text:p>813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74">
                <text:p>5774</text:p>
              </table:table-cell>
              <table:table-cell office:value-type="float" office:value="8143">
                <text:p>814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38">
                <text:p>2138</text:p>
              </table:table-cell>
              <table:table-cell office:value-type="float" office:value="2676">
                <text:p>2676</text:p>
              </table:table-cell>
              <table:table-cell office:value-type="float" office:value="8152">
                <text:p>815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39">
                <text:p>2439</text:p>
              </table:table-cell>
              <table:table-cell office:value-type="float" office:value="2138">
                <text:p>2138</text:p>
              </table:table-cell>
              <table:table-cell office:value-type="float" office:value="5774">
                <text:p>5774</text:p>
              </table:table-cell>
              <table:table-cell office:value-type="float" office:value="376">
                <text:p>376</text:p>
              </table:table-cell>
              <table:table-cell office:value-type="float" office:value="2676">
                <text:p>26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76">
                <text:p>2676</text:p>
              </table:table-cell>
              <table:table-cell office:value-type="float" office:value="2439">
                <text:p>2439</text:p>
              </table:table-cell>
              <table:table-cell office:value-type="float" office:value="2545">
                <text:p>2545</text:p>
              </table:table-cell>
              <table:table-cell office:value-type="float" office:value="5774">
                <text:p>5774</text:p>
              </table:table-cell>
              <table:table-cell office:value-type="float" office:value="8171">
                <text:p>81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33">
                <text:p>3333</text:p>
              </table:table-cell>
              <table:table-cell office:value-type="float" office:value="11">
                <text:p>11</text:p>
              </table:table-cell>
              <table:table-cell office:value-type="float" office:value="1840">
                <text:p>184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76">
                <text:p>2676</text:p>
              </table:table-cell>
              <table:table-cell office:value-type="float" office:value="60">
                <text:p>60</text:p>
              </table:table-cell>
              <table:table-cell office:value-type="float" office:value="918">
                <text:p>918</text:p>
              </table:table-cell>
              <table:table-cell office:value-type="float" office:value="2439">
                <text:p>2439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39">
                <text:p>2439</text:p>
              </table:table-cell>
              <table:table-cell office:value-type="float" office:value="8198">
                <text:p>8198</text:p>
              </table:table-cell>
              <table:table-cell office:value-type="float" office:value="1600">
                <text:p>1600</text:p>
              </table:table-cell>
              <table:table-cell office:value-type="float" office:value="3333">
                <text:p>3333</text:p>
              </table:table-cell>
              <table:table-cell office:value-type="float" office:value="5774">
                <text:p>57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38">
                <text:p>2138</text:p>
              </table:table-cell>
              <table:table-cell office:value-type="float" office:value="127">
                <text:p>127</text:p>
              </table:table-cell>
              <table:table-cell office:value-type="float" office:value="2439">
                <text:p>2439</text:p>
              </table:table-cell>
              <table:table-cell office:value-type="float" office:value="2676">
                <text:p>2676</text:p>
              </table:table-cell>
              <table:table-cell office:value-type="float" office:value="2545">
                <text:p>25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